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application/rdf+xml" manifest:full-path="Object 5/manifest.rdf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023cm" style:rel-column-width="11654*"/>
    </style:style>
    <style:style style:name="Tabela1.B" style:family="table-column">
      <style:table-column-properties style:column-width="2.642cm" style:rel-column-width="10185*"/>
    </style:style>
    <style:style style:name="Tabela1.C" style:family="table-column">
      <style:table-column-properties style:column-width="2.833cm" style:rel-column-width="10920*"/>
    </style:style>
    <style:style style:name="Tabela1.D" style:family="table-column">
      <style:table-column-properties style:column-width="2.835cm" style:rel-column-width="10927*"/>
    </style:style>
    <style:style style:name="Tabela1.F" style:family="table-column">
      <style:table-column-properties style:column-width="2.835cm" style:rel-column-width="10929*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F1" style:family="table-cell">
      <style:table-cell-properties style:vertical-align="middle" fo:padding="0.097cm" fo:border="0.002cm solid #000000"/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" style:family="paragraph" style:parent-style-name="Table_20_Contents">
      <style:text-properties style:font-name="Times New Roman" fo:font-size="10.5pt" style:font-size-asian="10.5pt" style:font-size-complex="10.5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6" style:family="paragraph" style:parent-style-name="Table_20_Contents"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13" style:family="paragraph" style:parent-style-name="Standard">
      <style:text-properties style:text-position="0% 100%" style:font-name="Times New Roman" fo:font-size="11pt" style:font-size-asian="11pt" style:font-size-complex="11pt"/>
    </style:style>
    <style:style style:name="P14" style:family="paragraph" style:parent-style-name="Standard">
      <style:text-properties style:text-position="0% 100%" fo:font-size="11pt" style:font-size-asian="11pt" style:font-size-complex="11pt"/>
    </style:style>
    <style:style style:name="P15" style:family="paragraph" style:parent-style-name="Standard">
      <style:text-properties style:text-position="0% 100%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text-properties style:text-position="0% 100%" fo:font-size="11pt" fo:font-style="italic" style:font-size-asian="11pt" style:font-style-asian="italic" style:font-size-complex="11pt" style:font-style-complex="italic"/>
    </style:style>
    <style:style style:name="P17" style:family="paragraph" style:parent-style-name="Standard">
      <style:text-properties style:text-position="0% 100%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fo:font-size="11pt" style:font-size-asian="11pt" style:font-size-complex="11pt"/>
    </style:style>
    <style:style style:name="P19" style:family="paragraph" style:parent-style-name="Standard" style:list-style-name="L2">
      <style:text-properties fo:font-size="11pt" style:font-size-asian="11pt" style:font-size-complex="11pt"/>
    </style:style>
    <style:style style:name="P20" style:family="paragraph" style:parent-style-name="Standard" style:list-style-name="L3">
      <style:text-properties fo:font-size="11pt" style:font-size-asian="11pt" style:font-size-complex="11pt"/>
    </style:style>
    <style:style style:name="P21" style:family="paragraph" style:parent-style-name="Standard" style:list-style-name="L4">
      <style:text-properties fo:font-size="11pt" style:font-size-asian="11pt" style:font-size-complex="11pt"/>
    </style:style>
    <style:style style:name="P22" style:family="paragraph" style:parent-style-name="Standard" style:list-style-name="L5">
      <style:text-properties fo:font-size="11pt" style:font-size-asian="11pt" style:font-size-complex="11pt"/>
    </style:style>
    <style:style style:name="P23" style:family="paragraph" style:parent-style-name="Standard" style:list-style-name="L6">
      <style:text-properties style:text-position="0% 100%" fo:font-size="11pt" style:font-size-asian="11pt" style:font-size-complex="11pt"/>
    </style:style>
    <style:style style:name="T1" style:family="text">
      <style:text-properties style:font-name="Times New Roman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Times New Roman"/>
    </style:style>
    <style:style style:name="T4" style:family="text">
      <style:text-properties style:text-position="super 58%" style:font-name="Times New Roman" fo:font-weight="bold" style:font-weight-asian="bold" style:font-weight-complex="bold"/>
    </style:style>
    <style:style style:name="T5" style:family="text">
      <style:text-properties style:text-position="sub 58%"/>
    </style:style>
    <style:style style:name="T6" style:family="text">
      <style:text-properties style:text-position="sub 58%" style:font-name="Times New Roman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Times New Roman"/>
    </style:style>
    <style:style style:name="T9" style:family="text">
      <style:text-properties style:text-position="0% 100%" style:font-name="Times New Roman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-33% 58%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run-through="foreground" style:wrap="parallel" style:number-wrapped-paragraphs="no-limit" style:wrap-contour="false" style:horizontal-pos="center" style:horizontal-rel="paragraph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C"/>
        <table:table-column table:style-name="Tabela1.F"/>
        <table:table-row>
          <table:table-cell table:style-name="Tabela1.A1" office:value-type="string">
            <text:p text:style-name="P2">Wydział FiIS</text:p>
          </table:table-cell>
          <table:table-cell table:style-name="Tabela1.B1" table:number-columns-spanned="2" office:value-type="string">
            <text:p text:style-name="P3">1. Mikołaj Gralczyk</text:p>
            <text:p text:style-name="P3">2. Karolina Nowosad</text:p>
          </table:table-cell>
          <table:covered-table-cell/>
          <table:table-cell table:style-name="Tabela1.A1" office:value-type="string">
            <text:p text:style-name="P2">Rok III</text:p>
          </table:table-cell>
          <table:table-cell table:style-name="Tabela1.A1" office:value-type="string">
            <text:p text:style-name="P2">Grupa VII</text:p>
          </table:table-cell>
          <table:table-cell table:style-name="Tabela1.F1" office:value-type="string">
            <text:p text:style-name="P2">Zespół III</text:p>
          </table:table-cell>
        </table:table-row>
        <table:table-row>
          <table:table-cell table:style-name="Tabela1.A2" office:value-type="string">
            <text:p text:style-name="P4">Pracownia Izotopowa WFiIS</text:p>
          </table:table-cell>
          <table:table-cell table:style-name="Tabela1.A2" table:number-columns-spanned="4" office:value-type="string">
            <text:p text:style-name="P2">Temat: <text:s/>Wydzielanie <text:span text:style-name="T2">234</text:span><text:span text:style-name="T7">Th z azotanu uranylu.</text:span></text:p>
          </table:table-cell>
          <table:covered-table-cell/>
          <table:covered-table-cell/>
          <table:covered-table-cell/>
          <table:table-cell table:style-name="Tabela1.F2" office:value-type="string">
            <text:p text:style-name="P2">Nr ćwiczenia </text:p>
            <text:p text:style-name="P2">12</text:p>
          </table:table-cell>
        </table:table-row>
        <table:table-row>
          <table:table-cell table:style-name="Tabela1.A3" office:value-type="string">
            <text:p text:style-name="P6">Data wykonania</text:p>
            <text:p text:style-name="P5">25.03.2015</text:p>
          </table:table-cell>
          <table:table-cell table:style-name="Tabela1.A3" office:value-type="string">
            <text:p text:style-name="P6">Data oddania</text:p>
            <text:p text:style-name="P5">8.04.2015</text:p>
          </table:table-cell>
          <table:table-cell table:style-name="Tabela1.A3" office:value-type="string">
            <text:p text:style-name="P6">Zwrot do popr.</text:p>
          </table:table-cell>
          <table:table-cell table:style-name="Tabela1.A3" office:value-type="string">
            <text:p text:style-name="P7">Data oddania</text:p>
          </table:table-cell>
          <table:table-cell table:style-name="Tabela1.A3" office:value-type="string">
            <text:p text:style-name="P7">Data zaliczenia</text:p>
          </table:table-cell>
          <table:table-cell table:style-name="Tabela1.F3" office:value-type="string">
            <text:p text:style-name="P8">OCENA</text:p>
          </table:table-cell>
        </table:table-row>
      </table:table>
      <text:p text:style-name="Standard"/>
      <text:p text:style-name="P9">0. Cel ćwiczenia</text:p>
      <text:p text:style-name="P10"/>
      <text:p text:style-name="P10">Celem ćwiczenia było:</text:p>
      <text:list xml:id="list40734968" text:style-name="L1">
        <text:list-item>
          <text:p text:style-name="P18">wydzielenie<text:span text:style-name="T1"> </text:span><text:span text:style-name="T3">234</text:span><text:span text:style-name="T8">Th, z azotanu uranylu metodą beznośnikowej ekstrakcji rozpuszczalnikiem,</text:span></text:p>
        </text:list-item>
        <text:list-item>
          <text:p text:style-name="P18"><text:span text:style-name="T8">oznaczenie współczynnika ekstrakcji Th(NO</text:span><text:span text:style-name="T6">3</text:span><text:span text:style-name="T8">)</text:span><text:span text:style-name="T6">4</text:span><text:span text:style-name="T8">.</text:span></text:p>
        </text:list-item>
      </text:list>
      <text:p text:style-name="P13"/>
      <text:p text:style-name="P10"/>
      <text:p text:style-name="P9">1. Wstęp teoretyczny</text:p>
      <text:p text:style-name="P10"/>
      <text:p text:style-name="P10"><text:span text:style-name="T4">234</text:span><text:span text:style-name="T9">Th</text:span><text:span text:style-name="T8"> jest jednym z produktów rozpadu promieniotwórczego uranu. Próbka oczyszczonych chemicznie związków naturalnego uranu po upływie pewnego czasu zawiera kilka izotopów promieniotwórczych z rodziny uranowców, znajdujących się we wzajemnej równowadze.</text:span></text:p>
      <text:p text:style-name="P13"/>
      <text:p text:style-name="P13">Metody wyodrębniania mikroilości pierwiastków promieniotwórczych:</text:p>
      <text:list xml:id="list40747391" text:style-name="L2">
        <text:list-item>
          <text:p text:style-name="P19"><text:span text:style-name="T9">nośnikowe </text:span><text:span text:style-name="T8">(otrzymuje się preparaty o niższej aktywności właściwej),</text:span></text:p>
        </text:list-item>
        <text:list-item>
          <text:p text:style-name="P19"><text:span text:style-name="T9">beznośnikowe </text:span><text:span text:style-name="T8">(można otrzymać preparaty o wysokiej aktywności właściwej).</text:span></text:p>
        </text:list-item>
      </text:list>
      <text:p text:style-name="P10"/>
      <text:p text:style-name="P10">Najczęściej stosowanymi metodami beznośnikowymi wydzielania izotopów są:</text:p>
      <text:list xml:id="list40725582" text:style-name="L3">
        <text:list-item>
          <text:p text:style-name="P20"><text:span text:style-name="T10">metody chromatograficzne </text:span>(chromatografia jonowymienna, chromatografia gazowa) </text:p>
        </text:list-item>
        <text:list-item>
          <text:p text:style-name="P20"><text:span text:style-name="T10">metody ekstrakcji rozpuszczalnikiem</text:span>. <text:s/></text:p>
        </text:list-item>
      </text:list>
      <text:p text:style-name="P10"/>
      <text:p text:style-name="P10"><text:span text:style-name="T10">Ekstrakcja rozpuszczalnikiem</text:span> obejmuje ekstrakcję w układzie ciecz – ciecz, oraz ciecz – ciało stałe (ługowanie). Podczas ekstrakcji stykanie się roztworu zawierającego jedną lub więcej dających się ekstrahować substancji z nie mieszającym się rozpuszczalnikiem doprowadza do podziału ekstrahowanej substancji pomiędzy obie te fazy (wodną i organiczną). </text:p>
      <text:p text:style-name="P10"/>
      <text:p text:style-name="P11">Prawo podziału Nersta(współczynnik podziału)</text:p>
      <text:p text:style-name="P10"><draw:frame draw:style-name="fr1" draw:name="Obiekt1" text:anchor-type="paragraph" svg:x="6.951cm" svg:y="0.106cm" svg:width="1.334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><text:tab/><text:tab/><text:tab/><text:tab/><text:tab/><text:tab/>(1)<text:tab/> <text:s/>gdzie: C<text:span text:style-name="T11">1 </text:span>– stężenie (aktywność) substancji <text:tab/><text:tab/><text:tab/><text:tab/><text:tab/><text:tab/><text:tab/><text:tab/> <text:s text:c="7"/>w rozpuszczalniku (I),</text:p>
      <text:p text:style-name="P10"><text:tab/><text:tab/><text:tab/><text:tab/><text:tab/><text:tab/><text:tab/><text:tab/><text:tab/>C<text:span text:style-name="T11">2</text:span> – stężenie (aktywność) substancji <text:tab/><text:tab/><text:tab/><text:tab/><text:tab/><text:tab/><text:tab/><text:tab/><text:tab/> <text:s text:c="7"/>w rozpuszczalniku (II).</text:p>
      <text:p text:style-name="P11">Współczynnik ekstrakcji D</text:p>
      <text:p text:style-name="P10"><draw:frame draw:style-name="fr2" draw:name="Obiekt2" text:anchor-type="paragraph" svg:x="6.472cm" svg:y="0cm" svg:width="2cm" svg:height="1.23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text:tab/><text:tab/><text:tab/><text:tab/><text:tab/><text:tab/>(2)</text:p>
      <text:p text:style-name="P10"/>
      <text:p text:style-name="P10">Jeżeli substancja nie ulega w czasie procesu ekstrakcji żadnym zmianom w obu fazach, wodnej i organicznej, to współczynnik ekstrakcji jest równy współczynnikowi podziału. </text:p>
      <text:p text:style-name="P10"/>
      <text:p text:style-name="P11">Procent ekstrakcji</text:p>
      <text:p text:style-name="P10"><draw:frame draw:style-name="fr2" draw:name="Obiekt3" text:anchor-type="paragraph" svg:x="6.586cm" svg:y="0.088cm" svg:width="1.628cm" svg:height="1.12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><text:tab/><text:tab/><text:tab/><text:tab/><text:tab/><text:tab/>(3)<text:tab/>gdzie: m<text:span text:style-name="T5">1</text:span> – ilość związku, która przeszła z <text:tab/><text:tab/><text:tab/><text:tab/><text:tab/><text:tab/><text:tab/><text:tab/> <text:s text:c="5"/>fazy wodnej do fazy organicznej, </text:p>
      <text:p text:style-name="P10"><text:tab/><text:tab/><text:tab/><text:tab/><text:tab/><text:tab/><text:tab/><text:tab/> <text:s text:c="10"/>m<text:span text:style-name="T5">0</text:span> – początkowa ilość związku w <text:tab/><text:tab/><text:tab/><text:tab/><text:tab/><text:tab/><text:tab/><text:tab/><text:tab/> <text:s text:c="5"/>fazie wodnej. </text:p>
      <text:p text:style-name="P11"><text:soft-page-break/>Zależność między procentem ekstrakcji, a współczynnikiem podziału </text:p>
      <text:p text:style-name="P10"><draw:frame draw:style-name="fr2" draw:name="Obiekt4" text:anchor-type="paragraph" svg:x="5.484cm" svg:y="0.118cm" svg:width="2.976cm" svg:height="1.06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0"><text:tab/><text:tab/><text:tab/><text:tab/><text:tab/>(4)<text:tab/>gdzie: V<text:span text:style-name="T11">1</text:span><text:span text:style-name="T7"> – objętość fazy wodnej,</text:span></text:p>
      <text:p text:style-name="P10"><text:span text:style-name="T7"><text:tab/><text:tab/><text:tab/><text:tab/><text:tab/><text:tab/> <text:s text:c="10"/>V</text:span><text:span text:style-name="T11">2</text:span><text:span text:style-name="T7"> – objętość fazy organicznej.</text:span></text:p>
      <text:p text:style-name="P10"/>
      <text:p text:style-name="P10">Prawo przenoszenia niepewności</text:p>
      <text:p text:style-name="P10"><draw:frame draw:style-name="fr2" draw:name="Obiekt13" text:anchor-type="paragraph" svg:x="4.729cm" svg:y="0.028cm" svg:width="5.015cm" svg:height="1.464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0"><text:tab/><text:tab/><text:tab/><text:tab/>(5)</text:p>
      <text:p text:style-name="P10"/>
      <text:p text:style-name="P10"/>
      <text:p text:style-name="P10"/>
      <text:p text:style-name="P9">2. Układ pomiarowy</text:p>
      <text:p text:style-name="P11"/>
      <text:p text:style-name="P10">W skład układu pomiarowego wchodzą:</text:p>
      <text:list xml:id="list40746718" text:style-name="L4">
        <text:list-item>
          <text:p text:style-name="P21">urządzenie do pomiaru aktywności z licznikiem scyntylacyjnym,</text:p>
        </text:list-item>
        <text:list-item>
          <text:p text:style-name="P21">rozdzielacz,</text:p>
        </text:list-item>
        <text:list-item>
          <text:p text:style-name="P21">szklane i automatyczne pipety o różnych objętościach,</text:p>
        </text:list-item>
        <text:list-item>
          <text:p text:style-name="P21">cylinder, zlewki.</text:p>
        </text:list-item>
      </text:list>
      <text:p text:style-name="P10"/>
      <text:p text:style-name="P10">Odczynniki wykorzystane podczas ćwiczenia:</text:p>
      <text:list xml:id="list40728440" text:style-name="L5">
        <text:list-item>
          <text:p text:style-name="P22">10% roztwór azotanu uranylu,</text:p>
        </text:list-item>
        <text:list-item>
          <text:p text:style-name="P22">nasycony roztwór (NH<text:span text:style-name="T5">4</text:span><text:span text:style-name="T7">)</text:span><text:span text:style-name="T5">2</text:span><text:span text:style-name="T7">CO</text:span><text:span text:style-name="T5">3</text:span><text:span text:style-name="T7">,</text:span></text:p>
        </text:list-item>
        <text:list-item>
          <text:p text:style-name="P22">3M HNO<text:span text:style-name="T5">3</text:span><text:span text:style-name="T7">,</text:span></text:p>
        </text:list-item>
        <text:list-item>
          <text:p text:style-name="P22">6% roztwór cupferronu,</text:p>
        </text:list-item>
        <text:list-item>
          <text:p text:style-name="P22">chloroform,</text:p>
        </text:list-item>
        <text:list-item>
          <text:p text:style-name="P22">woda bromowa.</text:p>
        </text:list-item>
      </text:list>
      <text:p text:style-name="P10"/>
      <text:p text:style-name="P10"/>
      <text:p text:style-name="P9">3. Metody pomiaru</text:p>
      <text:p text:style-name="P10"/>
      <text:p text:style-name="P10">W pierwszej kolejności do zlewki odmierzono 10 cm<text:span text:style-name="T2">3</text:span><text:span text:style-name="T7"> roztworu azotanu uranylu. Następnie kroplami dodano nasycony roztwór węglanu amonowego, nastąpiło wytrącenie osadu, który z dalszym dozowaniem mieszaniny uległ rozpuszczeniu. Roztwór przelano do rozdzielacza, dodano 2 cm</text:span><text:span text:style-name="T2">3</text:span><text:span text:style-name="T7"> 6 % roztworu cupferronu i 10 cm</text:span><text:span text:style-name="T2">3</text:span><text:span text:style-name="T7"> chloroformu. Otrzymaną mieszaninę wytrzęsiono przez 8 minut i zostawiono do rozdzielenia. Następnie oddzielono fazę chloroformową (dolna warstwa) zawierającą </text:span><text:span text:style-name="T2">234</text:span><text:span text:style-name="T7">Th od wodnej, pobrano 4 cm</text:span><text:span text:style-name="T2">3 </text:span><text:span text:style-name="T7"><text:s/>każdej z faz i zmierzono ich aktywność.</text:span></text:p>
      <text:p text:style-name="P10"><text:span text:style-name="T7">W drugiej części ćwiczenia do fazy chloroformowej dodano 10 cm</text:span><text:span text:style-name="T2">3</text:span><text:span text:style-name="T7"> 3M HNO</text:span><text:span text:style-name="T5">3</text:span><text:span text:style-name="T7"> i 4 cm</text:span><text:span text:style-name="T2">3</text:span><text:span text:style-name="T7"> wody bromowej. Otrzymaną mieszaninę przelano do rozdzielacza, wytrzęsiono przez 8 minut i zostawiono do rozdzielenia. Następnie oddzielono fazę chloroformową (dolna warstwa) od wodnej, pobrano 4 cm</text:span><text:span text:style-name="T2">3 </text:span><text:span text:style-name="T7"><text:s/>każdej z faz i zmierzono ich aktywność.</text:span></text:p>
      <text:p text:style-name="P14"/>
      <text:p text:style-name="P14"/>
      <text:p text:style-name="P17">4. Wyniki pomiarów</text:p>
      <text:p text:style-name="P14"/>
      <text:p text:style-name="P15">tabela 1</text:p>
      <text:p text:style-name="P14">Zestawienie wyników pomiarów dla fazy wodnej(W) i organicznej(O) dla pierwszej i drugiej części ćwiczenia.</text:p>
      <text:p text:style-name="P14"><draw:frame draw:style-name="fr3" draw:name="Obiekt5" text:anchor-type="paragraph" svg:width="9.033cm" svg:height="2.54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5. Opracowanie wyników</text:p>
      <text:p text:style-name="P14"/>
      <text:p text:style-name="P16">5.1. Współczynnik ekstrakcji D azotanu toru w układzie chloroform/woda </text:p>
      <text:p text:style-name="P14"/>
      <text:p text:style-name="P14">Wyliczono za pomocą wzoru (2) i (5), przy czym we wzorze (2) <text:s/>współczynnik ekstrakcji jest równy współczynnikowi podziału, ponieważ substancja nie ulega w czasie procesu ekstrakcji żadnym zmianom w obu fazach, wodnej i organicznej.</text:p>
      <text:p text:style-name="P14"/>
      <text:p text:style-name="P14"><text:tab/>5.1.1. Współczynnik pierwszej ekstrakcji D<text:span text:style-name="T5">1</text:span><text:span text:style-name="T10"> </text:span><text:span text:style-name="T12">wraz z niepewnością</text:span></text:p>
      <text:p text:style-name="P14"><draw:frame draw:style-name="fr2" draw:name="Obiekt6" text:anchor-type="paragraph" svg:x="0.201cm" svg:y="0.24cm" svg:width="5.472cm" svg:height="1.125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4"/>
      <text:p text:style-name="P14"/>
      <text:p text:style-name="P14"/>
      <text:p text:style-name="P14">Niepewność wyliczono za pomocą wzoru (6).</text:p>
      <text:p text:style-name="P14"><draw:frame draw:style-name="fr2" draw:name="Obiekt9" text:anchor-type="paragraph" svg:x="0.185cm" svg:y="0.081cm" svg:width="13.27cm" svg:height="2.806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tab/>5.1.2. Współczynnik drugiej ekstrakcji D<text:span text:style-name="T5">2</text:span> wraz z niepewnością</text:p>
      <text:p text:style-name="P14"><draw:frame draw:style-name="fr2" draw:name="Obiekt7" text:anchor-type="paragraph" svg:x="0.201cm" svg:y="0.242cm" svg:width="5.267cm" svg:height="1.125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4"/>
      <text:p text:style-name="P14"/>
      <text:p text:style-name="P14"/>
      <text:p text:style-name="P14">Niepewność wyliczono za pomocą wzoru (6).</text:p>
      <text:p text:style-name="P14"><draw:frame draw:style-name="fr2" draw:name="Obiekt10" text:anchor-type="paragraph" svg:x="0.201cm" svg:y="0.03cm" svg:width="13.31cm" svg:height="2.806cm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5.2. Procent ekstrakcji toru wraz z niepewnością</text:p>
      <text:p text:style-name="P14"/>
      <text:p text:style-name="P14">Do wyliczenia procentu ekstrakcji wykorzystano wzór (4). Objętość fazy wodnej wynosi 14,7 cm<text:span text:style-name="T2">3</text:span>, natomiast fazy organicznej wynosi 10 cm<text:span text:style-name="T2">3</text:span>.</text:p>
      <text:p text:style-name="P14"><draw:frame draw:style-name="fr2" draw:name="Obiekt8" text:anchor-type="paragraph" svg:x="0.166cm" svg:y="0.275cm" svg:width="7.883cm" svg:height="1.72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><draw:frame draw:style-name="fr2" draw:name="Obiekt11" text:anchor-type="paragraph" svg:x="-0.3cm" svg:y="0.554cm" svg:width="17.336cm" svg:height="4.454cm" draw:z-index="11"><draw:object xlink:href="./Object 11" xlink:type="simple" xlink:show="embed" xlink:actuate="onLoad"/><draw:image xlink:href="./ObjectReplacements/Object 11" xlink:type="simple" xlink:show="embed" xlink:actuate="onLoad"/></draw:frame>Niepewność wyliczono za pomocą wzoru (5).</text:p>
      <text:p text:style-name="P12"><text:soft-page-break/>5.3. Masy toru i protaktynu w badanej próbce </text:p>
      <text:p text:style-name="P14"/>
      <text:p text:style-name="P14">Dane istotne do wyliczania szukanych mas: </text:p>
      <text:p text:style-name="P14"><draw:frame draw:style-name="fr2" draw:name="Obiekt12" text:anchor-type="paragraph" svg:x="0.194cm" svg:y="0.064cm" svg:width="10.412cm" svg:height="8.253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Skorzystano z informacji, że próbka oczyszczonych chemicznie związków naturalnego uranu po pewnym czasie zawiera kilka izotopów promieniotwórczych z rodziny uranowców, które znajdują się w równowadze.</text:p>
      <text:p text:style-name="P14"><draw:frame draw:style-name="fr2" draw:name="Obiekt14" text:anchor-type="paragraph" svg:x="4.75cm" svg:y="0.035cm" svg:width="5.44cm" svg:height="0.543cm" draw:z-index="14"><draw:object xlink:href="./Object 14" xlink:type="simple" xlink:show="embed" xlink:actuate="onLoad"/><draw:image xlink:href="./ObjectReplacements/Object 14" xlink:type="simple" xlink:show="embed" xlink:actuate="onLoad"/></draw:frame><text:tab/><text:tab/><text:tab/><text:tab/>(6)</text:p>
      <text:p text:style-name="P14"/>
      <text:p text:style-name="P14"/>
      <text:p text:style-name="P14">Następnie, korzystając z podstawowego wzoru na aktywność <draw:frame draw:style-name="fr4" draw:name="Obiekt15" text:anchor-type="as-char" svg:width="1.543cm" svg:height="0.467cm" draw:z-index="13"><draw:object xlink:href="./Object 15" xlink:type="simple" xlink:show="embed" xlink:actuate="onLoad"/><draw:image xlink:href="./ObjectReplacements/Object 15" xlink:type="simple" xlink:show="embed" xlink:actuate="onLoad"/></draw:frame>(7) wyznaczono zależność:</text:p>
      <text:p text:style-name="P14"><draw:frame draw:style-name="fr2" draw:name="Obiekt16" text:anchor-type="paragraph" svg:x="4.196cm" svg:y="0.205cm" svg:width="6.309cm" svg:height="0.566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4"/>
      <text:p text:style-name="P14"/>
      <text:p text:style-name="P14">Liczbę cząstek uranu wyliczono korzystając z poniższego wzoru (8), z uwzględnienie informacji, że 1 mol zawiera 6,02*10<text:span text:style-name="T2">23</text:span> cząsteczek.</text:p>
      <text:p text:style-name="P14"><draw:frame draw:style-name="fr2" draw:name="Obiekt17" text:anchor-type="paragraph" svg:x="0.229cm" svg:y="0.064cm" svg:width="10.892cm" svg:height="1.194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4"><text:tab/>(8)</text:p>
      <text:p text:style-name="P14"/>
      <text:p text:style-name="P14"/>
      <text:p text:style-name="P14">Mając wyliczoną liczbę cząsteczek, oraz masę uranu, skorzystano z zależności 7, aby obliczyć liczbę cząsteczek toru i protaktynu.</text:p>
      <text:p text:style-name="P14"><draw:frame draw:style-name="fr2" draw:name="Obiekt18" text:anchor-type="paragraph" svg:x="0.203cm" svg:y="0.122cm" svg:width="10.904cm" svg:height="1.194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4"/>
      <text:p text:style-name="P14"><draw:frame draw:style-name="fr2" draw:name="Obiekt19" text:anchor-type="paragraph" svg:x="0.203cm" svg:y="0.422cm" svg:width="10.823cm" svg:height="1.194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4"/>
      <text:p text:style-name="P14"/>
      <text:p text:style-name="P14"/>
      <text:p text:style-name="P14"/>
      <text:p text:style-name="P14">Korzystając z przekształcenia wzoru (8) wyliczono masy szukanych pierwiastków.</text:p>
      <text:p text:style-name="P14"><draw:frame draw:style-name="fr2" draw:name="Obiekt20" text:anchor-type="paragraph" svg:x="0.263cm" svg:y="0.146cm" svg:width="8.768cm" svg:height="1.159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4"/>
      <text:p text:style-name="P14"><draw:frame draw:style-name="fr2" draw:name="Obiekt21" text:anchor-type="paragraph" svg:x="0.263cm" svg:y="0.407cm" svg:width="8.742cm" svg:height="1.159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4"/>
      <text:p text:style-name="P14"/>
      <text:p text:style-name="P14"/>
      <text:p text:style-name="P14"/>
      <text:p text:style-name="P14">Wyniki zbiorcze zamieszczono w tabeli 2 na następnej stronie.</text:p>
      <text:p text:style-name="P14"><text:soft-page-break/>Tabela 2</text:p>
      <text:p text:style-name="P14">Wyniki zbiorcze </text:p>
      <text:p text:style-name="P14"/>
      <text:p text:style-name="P14"/>
      <text:p text:style-name="P14"/>
      <text:p text:style-name="P14"/>
      <text:p text:style-name="P14"/>
      <text:p text:style-name="P17">6. Wnioski</text:p>
      <text:list xml:id="list40732104" text:style-name="L6">
        <text:list-item>
          <text:p text:style-name="P23">fff</text:p>
        </text:list-item>
        <text:list-item>
          <text:p text:style-name="P23">fff</text:p>
        </text:list-item>
        <text:list-item>
          <text:p text:style-name="P23">fff</text:p>
        </text:list-item>
        <text:list-item>
          <text:p text:style-name="P23">fff</text:p>
        </text:list-item>
      </text:list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1.448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5</text:p>
      </style:footer>
      <style:footer-left>
        <text:p text:style-name="MP1">4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4-02T22:04:44.88</meta:creation-date>
    <dc:date>2015-04-26T11:26:12.12</dc:date>
    <meta:editing-duration>PT36H12M00S</meta:editing-duration>
    <meta:editing-cycles>46</meta:editing-cycles>
    <meta:generator>OpenOffice.org/3.1$Win32 OpenOffice.org_project/310m19$Build-9420</meta:generator>
    <dc:creator>Dominika </dc:creator>
    <meta:document-statistic meta:table-count="1" meta:image-count="0" meta:object-count="21" meta:page-count="5" meta:paragraph-count="94" meta:word-count="700" meta:character-count="5216"/>
  </office:meta>
</office:document-meta>
</file>

<file path=Object 1/content.xml><?xml version="1.0" encoding="utf-8"?>
<math xmlns="http://www.w3.org/1998/Math/MathML">
  <semantics>
    <mrow>
      <mrow>
        <mi>k</mi>
        <mo stretchy="false">=</mo>
        <mfrac>
          <msub>
            <mi>C</mi>
            <mn>1</mn>
          </msub>
          <msub>
            <mi>C</mi>
            <mn>2</mn>
          </msub>
        </mfrac>
      </mrow>
    </mrow>
    <annotation encoding="StarMath 5.0">k= C_1 over C_2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u</math:mi>
          <math:mrow>
            <math:mrow>
              <math:mrow>
                <math:mo math:stretchy="false">(</math:mo>
                <math:msub>
                  <math:mi>D</math:mi>
                  <math:mn>2</math:mn>
                </math:msub>
                <math:mo math:stretchy="false">)</math:mo>
              </math:mrow>
              <math:mo math:stretchy="false">=</math:mo>
              <math:msqrt>
                <math:mrow>
                  <math:msup>
                    <math:mfenced math:open="[" math:close="]">
                      <math:mrow>
                        <math:mrow>
                          <math:mfrac>
                            <math:mrow>
                              <math:mo math:stretchy="false">δ</math:mo>
                              <math:msub>
                                <math:mi>D</math:mi>
                                <math:mn>2</math:mn>
                              </math:msub>
                            </math:mrow>
                            <math:mrow>
                              <math:mo math:stretchy="false">δ</math:mo>
                              <math:msub>
                                <math:mi>A</math:mi>
                                <math:mi math:fontstyle="italic">O2</math:mi>
                              </math:msub>
                            </math:mrow>
                          </math:mfrac>
                          <math:mo math:stretchy="false">⋅</math:mo>
                          <math:mi>u</math:mi>
                        </math:mrow>
                        <math:mfenced math:open="" math:close="">
                          <math:msub>
                            <math:mi>A</math:mi>
                            <math:mn>02</math:mn>
                          </math:msub>
                        </math:mfenced>
                      </math:mrow>
                    </math:mfenced>
                    <math:mn>2</math:mn>
                  </math:msup>
                  <math:mo math:stretchy="false">+</math:mo>
                  <math:msup>
                    <math:mfenced math:open="[" math:close="]">
                      <math:mrow>
                        <math:mrow>
                          <math:mfrac>
                            <math:mrow>
                              <math:mo math:stretchy="false">δ</math:mo>
                              <math:msub>
                                <math:mi>D</math:mi>
                                <math:mn>2</math:mn>
                              </math:msub>
                            </math:mrow>
                            <math:mrow>
                              <math:mo math:stretchy="false">δ</math:mo>
                              <math:msub>
                                <math:mi>A</math:mi>
                                <math:mi math:fontstyle="italic">W2</math:mi>
                              </math:msub>
                            </math:mrow>
                          </math:mfrac>
                          <math:mo math:stretchy="false">⋅</math:mo>
                          <math:mi>u</math:mi>
                        </math:mrow>
                        <math:mfenced math:open="" math:close="">
                          <math:msub>
                            <math:mi>A</math:mi>
                            <math:mi math:fontstyle="italic">W2</math:mi>
                          </math:msub>
                        </math:mfenced>
                      </math:mrow>
                    </math:mfenced>
                    <math:mn>2</math:mn>
                  </math:msup>
                </math:mrow>
              </math:msqrt>
            </math:mrow>
            <math:mo math:stretchy="false">=</math:mo>
            <math:msqrt>
              <math:mrow>
                <math:msup>
                  <math:mfenced math:open="[" math:close="]">
                    <math:mrow>
                      <math:mfrac>
                        <math:mn>1</math:mn>
                        <math:msub>
                          <math:mi>A</math:mi>
                          <math:mi math:fontstyle="italic">W2</math:mi>
                        </math:msub>
                      </math:mfrac>
                      <math:mo math:stretchy="false">⋅</math:mo>
                      <math:msqrt>
                        <math:msub>
                          <math:mi>A</math:mi>
                          <math:mn>02</math:mn>
                        </math:msub>
                      </math:msqrt>
                    </math:mrow>
                  </math:mfenced>
                  <math:mn>2</math:mn>
                </math:msup>
                <math:mo math:stretchy="false">+</math:mo>
                <math:msup>
                  <math:mfenced math:open="[" math:close="]">
                    <math:mrow>
                      <math:mfrac>
                        <math:mrow>
                          <math:mo math:stretchy="false">−</math:mo>
                          <math:msub>
                            <math:mi>A</math:mi>
                            <math:mi math:fontstyle="italic">O2</math:mi>
                          </math:msub>
                        </math:mrow>
                        <math:msubsup>
                          <math:mi>A</math:mi>
                          <math:mi math:fontstyle="italic">W2</math:mi>
                          <math:mn>2</math:mn>
                        </math:msubsup>
                      </math:mfrac>
                      <math:mo math:stretchy="false">⋅</math:mo>
                      <math:msqrt>
                        <math:msub>
                          <math:mi>A</math:mi>
                          <math:mi math:fontstyle="italic">W2</math:mi>
                        </math:msub>
                      </math:msqrt>
                    </math:mrow>
                  </math:mfenced>
                  <math:mn>2</math:mn>
                </math:msup>
              </math:mrow>
            </math:msqrt>
          </math:mrow>
        </math:mrow>
      </math:mtr>
      <math:mtr>
        <math:mrow>
          <math:mrow>
            <math:mrow/>
            <math:mrow/>
            <math:mrow>
              <math:msqrt>
                <math:mrow>
                  <math:msup>
                    <math:mfenced math:open="[" math:close="]">
                      <math:mrow>
                        <math:mfrac>
                          <math:mn>1</math:mn>
                          <math:mn>11160</math:mn>
                        </math:mfrac>
                        <math:mo math:stretchy="false">⋅</math:mo>
                        <math:msqrt>
                          <math:mn>299</math:mn>
                        </math:msqrt>
                      </math:mrow>
                    </math:mfenced>
                    <math:mn>2</math:mn>
                  </math:msup>
                  <math:mo math:stretchy="false">+</math:mo>
                  <math:msup>
                    <math:mfenced math:open="[" math:close="]">
                      <math:mrow>
                        <math:mfrac>
                          <math:mrow>
                            <math:mo math:stretchy="false">−</math:mo>
                            <math:mn>299</math:mn>
                          </math:mrow>
                          <math:msup>
                            <math:mn>11160</math:mn>
                            <math:mn>2</math:mn>
                          </math:msup>
                        </math:mfrac>
                        <math:mo math:stretchy="false">⋅</math:mo>
                        <math:msqrt>
                          <math:mn>11160</math:mn>
                        </math:msqrt>
                      </math:mrow>
                    </math:mfenced>
                    <math:mn>2</math:mn>
                  </math:msup>
                </math:mrow>
              </math:msqrt>
              <math:mo math:stretchy="false">=</math:mo>
              <math:mn>0,0016</math:mn>
            </math:mrow>
          </math:mrow>
        </math:mrow>
      </math:mtr>
    </math:mtable>
    <math:annotation math:encoding="StarMath 5.0">u(D_2) = sqrt { left [ {%delta D_2} over { %delta A_O2} cdot u left (A_02 right ) right ] ^2 + left [ {%delta D_2} over { %delta A_W2} cdot u left (A_W2 right ) right ] ^2}

=

sqrt { left [ 1 over A_W2 cdot sqrt {A_02} right ]^2 + left [ -A_O2 over {A_W2 ^ 2} cdot sqrt {A_W2} right ]^2 }

newline

alignl {}{} sqrt { left [ 1 over 11160 cdot sqrt {299} right ]^2 + left [ -299 over {11160 ^ 2} cdot sqrt {11160} right ]^2 }

=

0,0016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u</math:mi>
            <math:mrow>
              <math:mrow>
                <math:mo math:stretchy="false">(</math:mo>
                <math:mrow>
                  <math:mi>E</math:mi>
                  <math:mtext>%</math:mtext>
                </math:mrow>
                <math:mo math:stretchy="false">)</math:mo>
              </math:mrow>
              <math:mo math:stretchy="false">=</math:mo>
              <math:msqrt>
                <math:mrow>
                  <math:mrow>
                    <math:msup>
                      <math:mfenced math:open="[" math:close="]">
                        <math:mrow>
                          <math:mrow>
                            <math:mfrac>
                              <math:mrow>
                                <math:mo math:stretchy="false">δ</math:mo>
                                <math:mi>E</math:mi>
                                <math:mtext>%</math:mtext>
                              </math:mrow>
                              <math:mrow>
                                <math:mo math:stretchy="false">δ</math:mo>
                                <math:msub>
                                  <math:mi>D</math:mi>
                                  <math:mn>1</math:mn>
                                </math:msub>
                              </math:mrow>
                            </math:mfrac>
                            <math:mo math:stretchy="false">⋅</math:mo>
                            <math:mi>u</math:mi>
                          </math:mrow>
                          <math:mrow>
                            <math:mo math:stretchy="false">(</math:mo>
                            <math:msub>
                              <math:mi>D</math:mi>
                              <math:mn>1</math:mn>
                            </math:msub>
                            <math:mo math:stretchy="false">)</math:mo>
                          </math:mrow>
                        </math:mrow>
                      </math:mfenced>
                      <math:mn>2</math:mn>
                    </math:msup>
                    <math:mo math:stretchy="false">+</math:mo>
                    <math:msup>
                      <math:mfenced math:open="[" math:close="]">
                        <math:mrow>
                          <math:mrow>
                            <math:mfrac>
                              <math:mrow>
                                <math:mo math:stretchy="false">δ</math:mo>
                                <math:mi>E</math:mi>
                                <math:mtext>%</math:mtext>
                              </math:mrow>
                              <math:mrow>
                                <math:mo math:stretchy="false">δ</math:mo>
                                <math:msub>
                                  <math:mi>V</math:mi>
                                  <math:mn>1</math:mn>
                                </math:msub>
                              </math:mrow>
                            </math:mfrac>
                            <math:mo math:stretchy="false">⋅</math:mo>
                            <math:mi>u</math:mi>
                          </math:mrow>
                          <math:mrow>
                            <math:mo math:stretchy="false">(</math:mo>
                            <math:msub>
                              <math:mi>V</math:mi>
                              <math:mn>1</math:mn>
                            </math:msub>
                            <math:mo math:stretchy="false">)</math:mo>
                          </math:mrow>
                        </math:mrow>
                      </math:mfenced>
                      <math:mn>2</math:mn>
                    </math:msup>
                  </math:mrow>
                  <math:mo math:stretchy="false">+</math:mo>
                  <math:msup>
                    <math:mfenced math:open="[" math:close="]">
                      <math:mrow>
                        <math:mrow>
                          <math:mfrac>
                            <math:mrow>
                              <math:mo math:stretchy="false">δ</math:mo>
                              <math:mi>E</math:mi>
                              <math:mtext>%</math:mtext>
                            </math:mrow>
                            <math:mrow>
                              <math:mo math:stretchy="false">δ</math:mo>
                              <math:msub>
                                <math:mi>V</math:mi>
                                <math:mn>2</math:mn>
                              </math:msub>
                            </math:mrow>
                          </math:mfrac>
                          <math:mo math:stretchy="false">⋅</math:mo>
                          <math:mi>u</math:mi>
                        </math:mrow>
                        <math:mrow>
                          <math:mo math:stretchy="false">(</math:mo>
                          <math:msub>
                            <math:mi>V</math:mi>
                            <math:mn>2</math:mn>
                          </math:msub>
                          <math:mo math:stretchy="false">)</math:mo>
                        </math:mrow>
                      </math:mrow>
                    </math:mfenced>
                    <math:mn>2</math:mn>
                  </math:msup>
                </math:mrow>
              </math:msqrt>
            </math:mrow>
          </math:mrow>
        </math:mrow>
      </math:mtr>
      <math:mtr>
        <math:mrow>
          <math:mrow>
            <math:msqrt>
              <math:mrow>
                <math:mrow>
                  <math:msup>
                    <math:mfenced math:open="[" math:close="]">
                      <math:mrow>
                        <math:mrow>
                          <math:mfrac>
                            <math:mrow>
                              <math:mrow>
                                <math:mn>100</math:mn>
                                <math:mo math:stretchy="false">⋅</math:mo>
                                <math:mfenced math:open="" math:close="">
                                  <math:mrow>
                                    <math:msub>
                                      <math:mi>D</math:mi>
                                      <math:mn>1</math:mn>
                                    </math:msub>
                                    <math:mo math:stretchy="false">+</math:mo>
                                    <math:mfrac>
                                      <math:msub>
                                        <math:mi>V</math:mi>
                                        <math:mn>1</math:mn>
                                      </math:msub>
                                      <math:msub>
                                        <math:mi>V</math:mi>
                                        <math:mn>2</math:mn>
                                      </math:msub>
                                    </math:mfrac>
                                  </math:mrow>
                                </math:mfenced>
                              </math:mrow>
                              <math:mo math:stretchy="false">−</math:mo>
                              <math:mrow>
                                <math:mn>100</math:mn>
                                <math:mo math:stretchy="false">⋅</math:mo>
                                <math:msub>
                                  <math:mi>D</math:mi>
                                  <math:mn>1</math:mn>
                                </math:msub>
                              </math:mrow>
                            </math:mrow>
                            <math:mrow>
                              <math:msup>
                                <math:mfenced math:open="" math:close="">
                                  <math:mrow>
                                    <math:msub>
                                      <math:mi>D</math:mi>
                                      <math:mn>1</math:mn>
                                    </math:msub>
                                    <math:mo math:stretchy="false">+</math:mo>
                                    <math:mfrac>
                                      <math:msub>
                                        <math:mi>V</math:mi>
                                        <math:mn>1</math:mn>
                                      </math:msub>
                                      <math:msub>
                                        <math:mi>V</math:mi>
                                        <math:mn>2</math:mn>
                                      </math:msub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rac>
                          <math:mo math:stretchy="false">⋅</math:mo>
                          <math:mi>u</math:mi>
                        </math:mrow>
                        <math:mrow>
                          <math:mo math:stretchy="false">(</math:mo>
                          <math:msub>
                            <math:mi>D</math:mi>
                            <math:mn>1</math:mn>
                          </math:msub>
                          <math:mo math:stretchy="false">)</math:mo>
                        </math:mrow>
                      </math:mrow>
                    </math:mfenced>
                    <math:mn>2</math:mn>
                  </math:msup>
                  <math:mo math:stretchy="false">+</math:mo>
                  <math:msup>
                    <math:mfenced math:open="[" math:close="]">
                      <math:mrow>
                        <math:mrow>
                          <math:mfrac>
                            <math:mrow>
                              <math:mrow>
                                <math:mo math:stretchy="false">−</math:mo>
                                <math:mn>100</math:mn>
                              </math:mrow>
                              <math:mo math:stretchy="false">⋅</math:mo>
                              <math:msub>
                                <math:mi>D</math:mi>
                                <math:mn>1</math:mn>
                              </math:msub>
                            </math:mrow>
                            <math:mrow>
                              <math:msub>
                                <math:mi>V</math:mi>
                                <math:mn>2</math:mn>
                              </math:msub>
                              <math:mo math:stretchy="false">⋅</math:mo>
                              <math:msup>
                                <math:mfenced math:open="" math:close="">
                                  <math:mrow>
                                    <math:msub>
                                      <math:mi>D</math:mi>
                                      <math:mn>1</math:mn>
                                    </math:msub>
                                    <math:mo math:stretchy="false">+</math:mo>
                                    <math:mfrac>
                                      <math:msub>
                                        <math:mi>V</math:mi>
                                        <math:mn>1</math:mn>
                                      </math:msub>
                                      <math:msub>
                                        <math:mi>V</math:mi>
                                        <math:mn>2</math:mn>
                                      </math:msub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rac>
                          <math:mo math:stretchy="false">⋅</math:mo>
                          <math:mi>u</math:mi>
                        </math:mrow>
                        <math:mrow>
                          <math:mo math:stretchy="false">(</math:mo>
                          <math:msub>
                            <math:mi>V</math:mi>
                            <math:mn>1</math:mn>
                          </math:msub>
                          <math:mo math:stretchy="false">)</math:mo>
                        </math:mrow>
                      </math:mrow>
                    </math:mfenced>
                    <math:mn>2</math:mn>
                  </math:msup>
                </math:mrow>
                <math:mo math:stretchy="false">+</math:mo>
                <math:msup>
                  <math:mfenced math:open="[" math:close="]">
                    <math:mrow>
                      <math:mrow>
                        <math:mrow>
                          <math:mfrac>
                            <math:mrow>
                              <math:mrow>
                                <math:mn>100</math:mn>
                                <math:mo math:stretchy="false">⋅</math:mo>
                                <math:msub>
                                  <math:mi>D</math:mi>
                                  <math:mn>1</math:mn>
                                </math:msub>
                              </math:mrow>
                              <math:mo math:stretchy="false">⋅</math:mo>
                              <math:msub>
                                <math:mi>V</math:mi>
                                <math:mn>1</math:mn>
                              </math:msub>
                            </math:mrow>
                            <math:mrow>
                              <math:msubsup>
                                <math:mi>V</math:mi>
                                <math:mn>2</math:mn>
                                <math:mn>2</math:mn>
                              </math:msubsup>
                            </math:mrow>
                          </math:mfrac>
                          <math:mo math:stretchy="false">⋅</math:mo>
                          <math:msup>
                            <math:mfenced math:open="" math:close="">
                              <math:mrow>
                                <math:msub>
                                  <math:mi>D</math:mi>
                                  <math:mn>1</math:mn>
                                </math:msub>
                                <math:mo math:stretchy="false">+</math:mo>
                                <math:mfrac>
                                  <math:msub>
                                    <math:mi>V</math:mi>
                                    <math:mn>1</math:mn>
                                  </math:msub>
                                  <math:msub>
                                    <math:mi>V</math:mi>
                                    <math:mn>2</math:mn>
                                  </math:msub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  <math:mo math:stretchy="false">⋅</math:mo>
                        <math:mi>u</math:mi>
                      </math:mrow>
                      <math:mrow>
                        <math:mo math:stretchy="false">(</math:mo>
                        <math:msub>
                          <math:mi>V</math:mi>
                          <math:mn>2</math:mn>
                        </math:msub>
                        <math:mo math:stretchy="false">)</math:mo>
                      </math:mrow>
                    </math:mrow>
                  </math:mfenced>
                  <math:mn>2</math:mn>
                </math:msup>
              </math:mrow>
            </math:msqrt>
            <math:mo math:stretchy="false">=</math:mo>
            <math:mn>1</math:mn>
          </math:mrow>
        </math:mrow>
      </math:mtr>
    </math:mtable>
    <math:annotation math:encoding="StarMath 5.0">alignl  u(E"%") = sqrt { left [ {%delta  E "%"} over {%delta D_1} cdot u(D_1) right ]^2 + left [ {%delta  E "%"} over {%delta V_1} cdot u(V_1) right ]^2 + left [ {%delta  E "%"} over {%delta V_2} cdot u(V_2) right ]^2}

newline 

 alignl  sqrt { left [ {100 cdot left ( D_1 + V_1 over V_2 right ) - 100 cdot D_1} over { alignc  left ( D_1 + V_1 over V_2 right )^2} cdot u(D_1) right  ]^2 + left [ {-100 cdot D_1} over { V_2 cdot left (D_1 + V_1 over V_2 right )^2} cdot u(V_1) right ]^2 + left [ {100 cdot D_1 cdot V_1} over {alignc  V_2 ^2} cdot left ( D_1 + V_1 over V_2 right )^2 cdot u(V_2) right ]^2 }

= 1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sub>
                <math:mi>t</math:mi>
                <math:mrow>
                  <math:msup>
                    <math:mrow/>
                    <math:mn>238</math:mn>
                  </math:msup>
                  <math:mi>U</math:mi>
                </math:mrow>
              </math:msub>
              <math:mo math:stretchy="false">=</math:mo>
              <math:mrow>
                <math:mn>4,5</math:mn>
                <math:mo math:stretchy="false">⋅</math:mo>
                <math:msup>
                  <math:mn>10</math:mn>
                  <math:mn>9</math:mn>
                </math:msup>
              </math:mrow>
            </math:mrow>
            <math:mi math:fontstyle="italic">lat</math:mi>
            <math:mi>,</math:mi>
            <math:mrow/>
            <math:mrow/>
            <math:mrow>
              <math:msub>
                <math:mo math:stretchy="false">λ</math:mo>
                <math:mrow>
                  <math:msup>
                    <math:mrow/>
                    <math:mn>238</math:mn>
                  </math:msup>
                  <math:mi>U</math:mi>
                </math:mrow>
              </math:msub>
              <math:mo math:stretchy="false">=</math:mo>
              <math:mrow>
                <math:mn>4,88</math:mn>
                <math:mo math:stretchy="false">⋅</math:mo>
                <math:msup>
                  <math:mn>10</math:mn>
                  <math:mrow>
                    <math:mo math:stretchy="false">−</math:mo>
                    <math:mn>19</math:mn>
                  </math:mrow>
                </math:msup>
              </math:mrow>
            </math:mrow>
            <math:mrow>
              <math:mfrac>
                <math:mn>1</math:mn>
                <math:mi>s</math:mi>
              </math:mfrac>
            </math:mrow>
            <math:mi>,</math:mi>
          </math:mrow>
        </math:mrow>
      </math:mtr>
      <math:mtr>
        <math:mrow>
          <math:mrow>
            <math:mrow>
              <math:msub>
                <math:mi>t</math:mi>
                <math:mrow>
                  <math:msup>
                    <math:mrow/>
                    <math:mn>234</math:mn>
                  </math:msup>
                  <math:mi math:fontstyle="italic">Th</math:mi>
                </math:mrow>
              </math:msub>
              <math:mo math:stretchy="false">=</math:mo>
              <math:mn>24</math:mn>
            </math:mrow>
            <math:mi math:fontstyle="italic">dni</math:mi>
            <math:mi>,</math:mi>
            <math:mrow/>
            <math:mrow/>
            <math:mrow>
              <math:msub>
                <math:mo math:stretchy="false">λ</math:mo>
                <math:mrow>
                  <math:msup>
                    <math:mrow/>
                    <math:mn>234</math:mn>
                  </math:msup>
                  <math:mi math:fontstyle="italic">Th</math:mi>
                </math:mrow>
              </math:msub>
              <math:mo math:stretchy="false">=</math:mo>
              <math:mrow>
                <math:mn>3,3</math:mn>
                <math:mo math:stretchy="false">⋅</math:mo>
                <math:msup>
                  <math:mn>10</math:mn>
                  <math:mrow>
                    <math:mo math:stretchy="false">−</math:mo>
                    <math:mn>7</math:mn>
                  </math:mrow>
                </math:msup>
              </math:mrow>
            </math:mrow>
            <math:mrow>
              <math:mfrac>
                <math:mn>1</math:mn>
                <math:mi>s</math:mi>
              </math:mfrac>
            </math:mrow>
            <math:mi>,</math:mi>
          </math:mrow>
        </math:mrow>
      </math:mtr>
      <math:mtr>
        <math:mrow>
          <math:mrow>
            <math:mrow>
              <math:msub>
                <math:mi>t</math:mi>
                <math:mrow>
                  <math:msup>
                    <math:mrow/>
                    <math:mn>234</math:mn>
                  </math:msup>
                  <math:mi math:fontstyle="italic">Pa</math:mi>
                </math:mrow>
              </math:msub>
              <math:mo math:stretchy="false">=</math:mo>
              <math:mn>1,2</math:mn>
            </math:mrow>
            <math:mi math:fontstyle="italic">min</math:mi>
            <math:mi>,</math:mi>
            <math:mrow/>
            <math:mrow/>
            <math:mrow>
              <math:msub>
                <math:mo math:stretchy="false">λ</math:mo>
                <math:mrow>
                  <math:msup>
                    <math:mrow/>
                    <math:mn>234</math:mn>
                  </math:msup>
                  <math:mi math:fontstyle="italic">Pa</math:mi>
                </math:mrow>
              </math:msub>
              <math:mo math:stretchy="false">=</math:mo>
              <math:mrow>
                <math:mn>9,6</math:mn>
                <math:mo math:stretchy="false">⋅</math:mo>
                <math:msup>
                  <math:mn>10</math:mn>
                  <math:mrow>
                    <math:mo math:stretchy="false">−</math:mo>
                    <math:mn>3</math:mn>
                  </math:mrow>
                </math:msup>
              </math:mrow>
            </math:mrow>
            <math:mrow>
              <math:mfrac>
                <math:mn>1</math:mn>
                <math:mi>s</math:mi>
              </math:mfrac>
            </math:mrow>
            <math:mi>,</math:mi>
          </math:mrow>
        </math:mrow>
      </math:mtr>
      <math:mtr/>
      <math:mtr>
        <math:mrow>
          <math:mrow>
            <math:mi math:fontstyle="italic">dla</math:mi>
            <math:mi math:fontstyle="italic">roztworu</math:mi>
            <math:msub>
              <math:mi math:fontstyle="italic">UO</math:mi>
              <math:mn>2</math:mn>
            </math:msub>
            <math:msub>
              <math:mrow>
                <math:mo math:stretchy="false">(</math:mo>
                <math:msub>
                  <math:mi math:fontstyle="italic">NO</math:mi>
                  <math:mn>3</math:mn>
                </math:msub>
                <math:mo math:stretchy="false">)</math:mo>
              </math:mrow>
              <math:mn>2</math:mn>
            </math:msub>
            <math:mi>⋅</math:mi>
            <math:mn>6</math:mn>
            <math:msub>
              <math:mi>H</math:mi>
              <math:mn>2</math:mn>
            </math:msub>
            <math:mi>O</math:mi>
            <math:mi math:fontstyle="normal">:</math:mi>
          </math:mrow>
        </math:mrow>
      </math:mtr>
      <math:mtr>
        <math:mrow>
          <math:mrow>
            <math:mrow>
              <math:mo math:stretchy="false">ρ</math:mo>
              <math:mo math:stretchy="false">=</math:mo>
              <math:mn>1</math:mn>
            </math:mrow>
            <math:mfrac>
              <math:mi>g</math:mi>
              <math:msup>
                <math:mi math:fontstyle="italic">cm</math:mi>
                <math:mn>3</math:mn>
              </math:msup>
            </math:mfrac>
            <math:mi>,</math:mi>
          </math:mrow>
        </math:mrow>
      </math:mtr>
      <math:mtr>
        <math:mrow>
          <math:mrow>
            <math:mrow>
              <math:mi>C</math:mi>
              <math:mo math:stretchy="false">=</math:mo>
              <math:mn>10</math:mn>
            </math:mrow>
            <math:mtext>%</math:mtext>
            <math:mi>,</math:mi>
          </math:mrow>
        </math:mrow>
      </math:mtr>
      <math:mtr>
        <math:mrow>
          <math:mrow>
            <math:mrow>
              <math:mrow>
                <math:mi>m</math:mi>
                <math:mo math:stretchy="false">=</math:mo>
                <math:mrow>
                  <math:mrow>
                    <math:mrow>
                      <math:mn>238g</math:mn>
                      <math:mo math:stretchy="false">+</math:mo>
                      <math:mrow>
                        <math:mn>2</math:mn>
                        <math:mo math:stretchy="false">⋅</math:mo>
                        <math:mn>16g</math:mn>
                      </math:mrow>
                    </math:mrow>
                    <math:mo math:stretchy="false">+</math:mo>
                    <math:mrow>
                      <math:mn>2</math:mn>
                      <math:mo math:stretchy="false">⋅</math:mo>
                      <math:mrow>
                        <math:mo math:stretchy="false">(</math:mo>
                        <math:mrow>
                          <math:mn>14g</math:mn>
                          <math:mo math:stretchy="false">+</math:mo>
                          <math:mrow>
                            <math:mn>3</math:mn>
                            <math:mo math:stretchy="false">⋅</math:mo>
                            <math:mn>16g</math:mn>
                          </math:mrow>
                        </math:mrow>
                        <math:mo math:stretchy="false">)</math:mo>
                      </math:mrow>
                    </math:mrow>
                  </math:mrow>
                  <math:mo math:stretchy="false">+</math:mo>
                  <math:mrow>
                    <math:mn>6</math:mn>
                    <math:mo math:stretchy="false">⋅</math:mo>
                    <math:mrow>
                      <math:mo math:stretchy="false">(</math:mo>
                      <math:mrow>
                        <math:mrow>
                          <math:mn>2</math:mn>
                          <math:mo math:stretchy="false">⋅</math:mo>
                          <math:mn>1g</math:mn>
                        </math:mrow>
                        <math:mo math:stretchy="false">+</math:mo>
                        <math:mn>16g</math:mn>
                      </math:mrow>
                      <math:mo math:stretchy="false">)</math:mo>
                    </math:mrow>
                  </math:mrow>
                </math:mrow>
              </math:mrow>
              <math:mo math:stretchy="false">=</math:mo>
              <math:mn>502</math:mn>
            </math:mrow>
            <math:mi>g</math:mi>
            <math:mi>,</math:mi>
          </math:mrow>
        </math:mrow>
      </math:mtr>
      <math:mtr/>
      <math:mtr>
        <math:mrow>
          <math:mrow>
            <math:mrow>
              <math:msub>
                <math:mi>m</math:mi>
                <math:mrow>
                  <math:msup>
                    <math:mrow/>
                    <math:mn>238</math:mn>
                  </math:msup>
                  <math:mi>U</math:mi>
                </math:mrow>
              </math:msub>
              <math:mo math:stretchy="false">=</math:mo>
              <math:mrow>
                <math:mrow>
                  <math:mrow>
                    <math:mn>10</math:mn>
                    <math:mtext>%</math:mtext>
                  </math:mrow>
                  <math:mo math:stretchy="false">⋅</math:mo>
                  <math:mfrac>
                    <math:mrow>
                      <math:mn>1</math:mn>
                      <math:mrow>
                        <math:mfrac>
                          <math:mi>g</math:mi>
                          <math:msup>
                            <math:mi math:fontstyle="italic">cm</math:mi>
                            <math:mn>3</math:mn>
                          </math:msup>
                        </math:mfrac>
                        <math:mo math:stretchy="false">⋅</math:mo>
                        <math:mn>10</math:mn>
                      </math:mrow>
                      <math:msup>
                        <math:mi math:fontstyle="italic">cm</math:mi>
                        <math:mn>3</math:mn>
                      </math:msup>
                    </math:mrow>
                    <math:mrow>
                      <math:mrow>
                        <math:mn>502</math:mn>
                        <math:mi>g</math:mi>
                      </math:mrow>
                    </math:mrow>
                  </math:mfrac>
                </math:mrow>
                <math:mo math:stretchy="false">⋅</math:mo>
                <math:mn>238</math:mn>
              </math:mrow>
            </math:mrow>
            <math:mrow>
              <math:mi>g</math:mi>
              <math:mo math:stretchy="false">=</math:mo>
              <math:mn>0,474</math:mn>
            </math:mrow>
            <math:mi>g</math:mi>
          </math:mrow>
        </math:mrow>
      </math:mtr>
    </math:mtable>
    <math:annotation math:encoding="StarMath 5.0">alignl t_{{}^238 U} = 4,5 cdot 10^9 lat,		{}{} %lambda _{{}^238 U} = 4,88 cdot 10^{-19} {alignc 1 over s}, 
newline alignl  t_{{}^234 Th} = 24 dni, 		{}{} %lambda _{{}^234 Th} = 3,3 cdot 10^{-7}  {alignc 1 over s},
newline alignl  t_{{}^234 Pa} = 1,2 min, 	{}{} %lambda _{{}^234 Pa} = 9,6 cdot 10^{-3} {alignc 1 over s}, 
newline
newline alignl  dla roztworu UO_2(NO_3)_2⋅6 H_2 O :
newline alignl %rho = 1 g over cm^3 ,
newline alignl C=10 "%", 
newline alignl m = 238g + 2 cdot 16g  + 2 cdot (14g  + 3 cdot 16g) + 6 cdot (2 cdot 1g +16g)= 502 g ,
newline
newline alignl  m_{ {}^238 U} ={ 10 "%"} cdot {{1 g over cm^3 cdot 10 cm^3} over {alignc 502 g}} cdot 238 g = 0,474 g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u</math:mi>
      <math:mrow>
        <math:mrow>
          <math:mo math:stretchy="false">(</math:mo>
          <math:mi>y</math:mi>
          <math:mo math:stretchy="false">)</math:mo>
        </math:mrow>
        <math:mo math:stretchy="false">=</math:mo>
        <math:msqrt>
          <math:mrow>
            <math:mrow>
              <math:mo math:stretchy="false">∑</math:mo>
              <math:msub>
                <math:mrow/>
                <math:mi>i</math:mi>
              </math:msub>
            </math:mrow>
            <math:mfenced math:open="[" math:close="]">
              <math:mrow>
                <math:mrow>
                  <math:msup>
                    <math:mfenced math:open="" math:close="">
                      <math:mfrac>
                        <math:mrow>
                          <math:mo math:stretchy="false">δ</math:mo>
                          <math:mi>y</math:mi>
                        </math:mrow>
                        <math:mrow>
                          <math:mo math:stretchy="false">δ</math:mo>
                          <math:msub>
                            <math:mi>x</math:mi>
                            <math:mi>i</math:mi>
                          </math:msub>
                        </math:mrow>
                      </math:mfrac>
                    </math:mfenced>
                    <math:mn>2</math:mn>
                  </math:msup>
                  <math:mo math:stretchy="false">⋅</math:mo>
                  <math:mi>u</math:mi>
                </math:mrow>
                <math:msup>
                  <math:mrow>
                    <math:mo math:stretchy="false">(</math:mo>
                    <math:msub>
                      <math:mi>x</math:mi>
                      <math:mi>i</math:mi>
                    </math:msub>
                    <math:mo math:stretchy="false">)</math:mo>
                  </math:mrow>
                  <math:mn>2</math:mn>
                </math:msup>
              </math:mrow>
            </math:mfenced>
          </math:mrow>
        </math:msqrt>
      </math:mrow>
    </math:mrow>
    <math:annotation math:encoding="StarMath 5.0">u(y) = sqrt {sum {}_i left [ {left ({%delta y} over {%delta x_i} right)}^2 cdot u(x_i)^2 right ]  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row>
          <math:mo math:stretchy="false">(</math:mo>
          <math:mrow>
            <math:msup>
              <math:mrow/>
              <math:mn>238</math:mn>
            </math:msup>
            <math:mi>U</math:mi>
          </math:mrow>
          <math:mo math:stretchy="false">)</math:mo>
        </math:mrow>
        <math:mo math:stretchy="false">=</math:mo>
        <math:mi>A</math:mi>
      </math:mrow>
      <math:mrow>
        <math:mrow>
          <math:mo math:stretchy="false">(</math:mo>
          <math:mrow>
            <math:msup>
              <math:mrow/>
              <math:mn>234</math:mn>
            </math:msup>
            <math:mi math:fontstyle="italic">Th</math:mi>
          </math:mrow>
          <math:mo math:stretchy="false">)</math:mo>
        </math:mrow>
        <math:mo math:stretchy="false">=</math:mo>
        <math:mi>A</math:mi>
      </math:mrow>
      <math:mrow>
        <math:mo math:stretchy="false">(</math:mo>
        <math:mrow>
          <math:msup>
            <math:mrow/>
            <math:mn>234</math:mn>
          </math:msup>
          <math:mi math:fontstyle="italic">Pa</math:mi>
        </math:mrow>
        <math:mo math:stretchy="false">)</math:mo>
      </math:mrow>
    </math:mrow>
    <math:annotation math:encoding="StarMath 5.0">A( {}^238 U) = A( {}^234 Th) = A({}^234 Pa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row>
        <math:mo math:stretchy="false">λ</math:mo>
        <math:mo math:stretchy="false">⋅</math:mo>
        <math:mi>N</math:mi>
      </math:mrow>
    </math:mrow>
    <math:annotation math:encoding="StarMath 5.0">A = %lambda cdot N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o math:stretchy="false">λ</math:mo>
            <math:mrow>
              <math:msup>
                <math:mrow/>
                <math:mn>238</math:mn>
              </math:msup>
              <math:mi>U</math:mi>
            </math:mrow>
          </math:msub>
          <math:mo math:stretchy="false">⋅</math:mo>
          <math:msub>
            <math:mi>N</math:mi>
            <math:mrow>
              <math:msup>
                <math:mrow/>
                <math:mn>238</math:mn>
              </math:msup>
              <math:mi>U</math:mi>
            </math:mrow>
          </math:msub>
        </math:mrow>
        <math:mo math:stretchy="false">=</math:mo>
        <math:mrow>
          <math:msub>
            <math:mo math:stretchy="false">λ</math:mo>
            <math:mrow>
              <math:msup>
                <math:mrow/>
                <math:mn>234</math:mn>
              </math:msup>
              <math:mi math:fontstyle="italic">Th</math:mi>
            </math:mrow>
          </math:msub>
          <math:mo math:stretchy="false">⋅</math:mo>
          <math:msub>
            <math:mi>N</math:mi>
            <math:mrow>
              <math:msup>
                <math:mrow/>
                <math:mn>234</math:mn>
              </math:msup>
              <math:mi math:fontstyle="italic">Th</math:mi>
            </math:mrow>
          </math:msub>
        </math:mrow>
      </math:mrow>
      <math:mo math:stretchy="false">=</math:mo>
      <math:mrow>
        <math:msub>
          <math:mo math:stretchy="false">λ</math:mo>
          <math:mrow>
            <math:msup>
              <math:mrow/>
              <math:mn>234</math:mn>
            </math:msup>
            <math:mi math:fontstyle="italic">Pa</math:mi>
          </math:mrow>
        </math:msub>
        <math:mo math:stretchy="false">⋅</math:mo>
        <math:msub>
          <math:mi>N</math:mi>
          <math:mrow>
            <math:msup>
              <math:mrow/>
              <math:mn>234</math:mn>
            </math:msup>
            <math:mi math:fontstyle="italic">Pa</math:mi>
          </math:mrow>
        </math:msub>
      </math:mrow>
    </math:mrow>
    <math:annotation math:encoding="StarMath 5.0">%lambda _ {{}^238 U} cdot N_ {{}^238 U} = 
%lambda _ {{}^234 Th} cdot N_ {{}^234 Th} = 
%lambda _ {{}^234 Pa} cdot N_ {{}^234 Pa}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N</math:mi>
          <math:mrow>
            <math:msup>
              <math:mrow/>
              <math:mn>238</math:mn>
            </math:msup>
            <math:mi>U</math:mi>
          </math:mrow>
        </math:msub>
        <math:mo math:stretchy="false">=</math:mo>
        <math:mfrac>
          <math:msub>
            <math:mi>m</math:mi>
            <math:mrow>
              <math:msup>
                <math:mrow/>
                <math:mn>238</math:mn>
              </math:msup>
              <math:mi>U</math:mi>
            </math:mrow>
          </math:msub>
          <math:msub>
            <math:mi>M</math:mi>
            <math:mrow>
              <math:msup>
                <math:mrow/>
                <math:mn>238</math:mn>
              </math:msup>
              <math:mi>U</math:mi>
            </math:mrow>
          </math:msub>
        </math:mfrac>
      </math:mrow>
      <math:mrow>
        <math:mrow>
          <math:mrow>
            <math:mn>6,02</math:mn>
            <math:mo math:stretchy="false">⋅</math:mo>
            <math:msup>
              <math:mn>10</math:mn>
              <math:mn>23</math:mn>
            </math:msup>
          </math:mrow>
          <math:mo math:stretchy="false">=</math:mo>
          <math:mrow>
            <math:mrow>
              <math:mfrac>
                <math:mn>0,474</math:mn>
                <math:mn>238</math:mn>
              </math:mfrac>
              <math:mo math:stretchy="false">⋅</math:mo>
              <math:mn>6,02</math:mn>
            </math:mrow>
            <math:mo math:stretchy="false">⋅</math:mo>
            <math:msup>
              <math:mn>10</math:mn>
              <math:mn>23</math:mn>
            </math:msup>
          </math:mrow>
        </math:mrow>
        <math:mo math:stretchy="false">=</math:mo>
        <math:mstyle math:fontweight="bold">
          <math:mrow>
            <math:mrow>
              <math:mrow>
                <math:mn>1,19</math:mn>
                <math:mo math:stretchy="false">⋅</math:mo>
                <math:msup>
                  <math:mn>10</math:mn>
                  <math:mn>21</math:mn>
                </math:msup>
              </math:mrow>
              <math:mi math:fontstyle="italic">cząsteczek</math:mi>
            </math:mrow>
          </math:mrow>
        </math:mstyle>
      </math:mrow>
    </math:mrow>
    <math:annotation math:encoding="StarMath 5.0">N_{{}^238 U}=m_{{}^238 U}over M_{{}^238 U} 6,02 cdot 10^23 = 0,474 over 238 cdot 6,02 cdot 10^23 = bold {1,19 cdot 10^21 cząsteczek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N</math:mi>
            <math:mrow>
              <math:msup>
                <math:mrow/>
                <math:mn>234</math:mn>
              </math:msup>
              <math:mi math:fontstyle="italic">Th</math:mi>
            </math:mrow>
          </math:msub>
          <math:mo math:stretchy="false">=</math:mo>
          <math:mfrac>
            <math:mrow>
              <math:msub>
                <math:mo math:stretchy="false">λ</math:mo>
                <math:mrow>
                  <math:msup>
                    <math:mrow/>
                    <math:mn>238</math:mn>
                  </math:msup>
                  <math:mi>U</math:mi>
                </math:mrow>
              </math:msub>
              <math:mo math:stretchy="false">⋅</math:mo>
              <math:msub>
                <math:mi>N</math:mi>
                <math:mrow>
                  <math:msup>
                    <math:mrow/>
                    <math:mn>238</math:mn>
                  </math:msup>
                  <math:mi>U</math:mi>
                </math:mrow>
              </math:msub>
            </math:mrow>
            <math:msub>
              <math:mo math:stretchy="false">λ</math:mo>
              <math:mrow>
                <math:msup>
                  <math:mrow/>
                  <math:mn>234</math:mn>
                </math:msup>
                <math:mi math:fontstyle="italic">Th</math:mi>
              </math:mrow>
            </math:msub>
          </math:mfrac>
        </math:mrow>
        <math:mo math:stretchy="false">=</math:mo>
        <math:mfrac>
          <math:mrow>
            <math:mrow>
              <math:mrow>
                <math:mn>4,88</math:mn>
                <math:mo math:stretchy="false">⋅</math:mo>
                <math:msup>
                  <math:mn>10</math:mn>
                  <math:mrow>
                    <math:mo math:stretchy="false">−</math:mo>
                    <math:mn>19</math:mn>
                  </math:mrow>
                </math:msup>
              </math:mrow>
              <math:mo math:stretchy="false">⋅</math:mo>
              <math:mn>1,19</math:mn>
            </math:mrow>
            <math:mo math:stretchy="false">⋅</math:mo>
            <math:msup>
              <math:mn>10</math:mn>
              <math:mn>21</math:mn>
            </math:msup>
          </math:mrow>
          <math:mrow>
            <math:mn>3,3</math:mn>
            <math:mo math:stretchy="false">⋅</math:mo>
            <math:msup>
              <math:mn>10</math:mn>
              <math:mrow>
                <math:mo math:stretchy="false">−</math:mo>
                <math:mn>7</math:mn>
              </math:mrow>
            </math:msup>
          </math:mrow>
        </math:mfrac>
      </math:mrow>
      <math:mo math:stretchy="false">=</math:mo>
      <math:mstyle math:fontweight="bold">
        <math:mrow>
          <math:mrow>
            <math:mrow>
              <math:mn>1,76</math:mn>
              <math:mo math:stretchy="false">⋅</math:mo>
              <math:msup>
                <math:mn>10</math:mn>
                <math:mn>10</math:mn>
              </math:msup>
            </math:mrow>
            <math:mi math:fontstyle="italic">cząsteczek</math:mi>
          </math:mrow>
        </math:mrow>
      </math:mstyle>
    </math:mrow>
    <math:annotation math:encoding="StarMath 5.0">N_{{}^234 Th}= {%lambda _ {{}^238 U} cdot N_ {{}^238 U}} over
{%lambda _ {{}^234 Th}} = {4,88 cdot 10^-19 cdot 1,19 cdot 10^21} over {3,3 cdot 10^{-7}}= bold {1,76 cdot 10^10 cząsteczek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N</math:mi>
            <math:mrow>
              <math:msup>
                <math:mrow/>
                <math:mn>234</math:mn>
              </math:msup>
              <math:mi math:fontstyle="italic">Pa</math:mi>
            </math:mrow>
          </math:msub>
          <math:mo math:stretchy="false">=</math:mo>
          <math:mfrac>
            <math:mrow>
              <math:msub>
                <math:mo math:stretchy="false">λ</math:mo>
                <math:mrow>
                  <math:msup>
                    <math:mrow/>
                    <math:mn>238</math:mn>
                  </math:msup>
                  <math:mi>U</math:mi>
                </math:mrow>
              </math:msub>
              <math:mo math:stretchy="false">⋅</math:mo>
              <math:msub>
                <math:mi>N</math:mi>
                <math:mrow>
                  <math:msup>
                    <math:mrow/>
                    <math:mn>238</math:mn>
                  </math:msup>
                  <math:mi>U</math:mi>
                </math:mrow>
              </math:msub>
            </math:mrow>
            <math:msub>
              <math:mo math:stretchy="false">λ</math:mo>
              <math:mrow>
                <math:msup>
                  <math:mrow/>
                  <math:mn>234</math:mn>
                </math:msup>
                <math:mi math:fontstyle="italic">Pa</math:mi>
              </math:mrow>
            </math:msub>
          </math:mfrac>
        </math:mrow>
        <math:mo math:stretchy="false">=</math:mo>
        <math:mfrac>
          <math:mrow>
            <math:mrow>
              <math:mrow>
                <math:mn>4,88</math:mn>
                <math:mo math:stretchy="false">⋅</math:mo>
                <math:msup>
                  <math:mn>10</math:mn>
                  <math:mrow>
                    <math:mo math:stretchy="false">−</math:mo>
                    <math:mn>19</math:mn>
                  </math:mrow>
                </math:msup>
              </math:mrow>
              <math:mo math:stretchy="false">⋅</math:mo>
              <math:mn>1,19</math:mn>
            </math:mrow>
            <math:mo math:stretchy="false">⋅</math:mo>
            <math:msup>
              <math:mn>10</math:mn>
              <math:mn>21</math:mn>
            </math:msup>
          </math:mrow>
          <math:mrow>
            <math:mn>9,6</math:mn>
            <math:mo math:stretchy="false">⋅</math:mo>
            <math:msup>
              <math:mn>10</math:mn>
              <math:mrow>
                <math:mo math:stretchy="false">−</math:mo>
                <math:mn>3</math:mn>
              </math:mrow>
            </math:msup>
          </math:mrow>
        </math:mfrac>
      </math:mrow>
      <math:mo math:stretchy="false">=</math:mo>
      <math:mstyle math:fontweight="bold">
        <math:mrow>
          <math:mrow>
            <math:mrow>
              <math:mn>6,05</math:mn>
              <math:mo math:stretchy="false">⋅</math:mo>
              <math:msup>
                <math:mn>10</math:mn>
                <math:mn>5</math:mn>
              </math:msup>
            </math:mrow>
            <math:mi math:fontstyle="italic">cząsteczek</math:mi>
          </math:mrow>
        </math:mrow>
      </math:mstyle>
    </math:mrow>
    <math:annotation math:encoding="StarMath 5.0">N_{{}^234 Pa}= {%lambda _ {{}^238 U} cdot N_ {{}^238 U}} over
{%lambda _ {{}^234 Pa}} = {4,88 cdot 10^-19 cdot 1,19 cdot 10^21} over {9,6 cdot 10^{-3}}= bold {6,05 cdot 10^5 cząsteczek}</math:annotation>
  </math:semantics>
</math:math>
</file>

<file path=Object 2/content.xml><?xml version="1.0" encoding="utf-8"?>
<math xmlns="http://www.w3.org/1998/Math/MathML">
  <semantics>
    <mrow>
      <mrow>
        <mi>D</mi>
        <mo stretchy="false">=</mo>
        <mfrac>
          <mrow>
            <mrow>
              <mo stretchy="false">∑</mo>
              <msub>
                <mi>C</mi>
                <mn>1</mn>
              </msub>
            </mrow>
          </mrow>
          <mrow>
            <mrow>
              <mo stretchy="false">∑</mo>
              <msub>
                <mi>C</mi>
                <mn>2</mn>
              </msub>
            </mrow>
          </mrow>
        </mfrac>
      </mrow>
    </mrow>
    <annotation encoding="StarMath 5.0">D = { sum C_1} over { sum C_2}  </annotation>
  </semantics>
</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m</math:mi>
            <math:mrow>
              <math:msup>
                <math:mrow/>
                <math:mn>234</math:mn>
              </math:msup>
              <math:mi math:fontstyle="italic">Pa</math:mi>
            </math:mrow>
          </math:msub>
          <math:mo math:stretchy="false">=</math:mo>
          <math:mfrac>
            <math:mrow>
              <math:msub>
                <math:mi>N</math:mi>
                <math:mrow>
                  <math:msup>
                    <math:mrow/>
                    <math:mn>234</math:mn>
                  </math:msup>
                  <math:mi math:fontstyle="italic">Th</math:mi>
                </math:mrow>
              </math:msub>
              <math:mo math:stretchy="false">⋅</math:mo>
              <math:msub>
                <math:mi>M</math:mi>
                <math:mrow>
                  <math:msup>
                    <math:mrow/>
                    <math:mn>234</math:mn>
                  </math:msup>
                  <math:mi math:fontstyle="italic">Th</math:mi>
                </math:mrow>
              </math:msub>
            </math:mrow>
            <math:mrow>
              <math:mn>6,02</math:mn>
              <math:mo math:stretchy="false">⋅</math:mo>
              <math:msup>
                <math:mn>10</math:mn>
                <math:mn>23</math:mn>
              </math:msup>
            </math:mrow>
          </math:mfrac>
        </math:mrow>
        <math:mo math:stretchy="false">=</math:mo>
        <math:mfrac>
          <math:mrow>
            <math:mrow>
              <math:mn>1,76</math:mn>
              <math:mo math:stretchy="false">⋅</math:mo>
              <math:msup>
                <math:mn>10</math:mn>
                <math:mn>10</math:mn>
              </math:msup>
            </math:mrow>
            <math:mo math:stretchy="false">⋅</math:mo>
            <math:mn>234</math:mn>
          </math:mrow>
          <math:mrow>
            <math:mn>6,02</math:mn>
            <math:mo math:stretchy="false">⋅</math:mo>
            <math:msup>
              <math:mn>10</math:mn>
              <math:mn>23</math:mn>
            </math:msup>
          </math:mrow>
        </math:mfrac>
      </math:mrow>
      <math:mo math:stretchy="false">=</math:mo>
      <math:mstyle math:fontweight="bold">
        <math:mrow>
          <math:mrow>
            <math:mrow>
              <math:mn>6,84</math:mn>
              <math:mo math:stretchy="false">⋅</math:mo>
              <math:msup>
                <math:mn>10</math:mn>
                <math:mrow>
                  <math:mo math:stretchy="false">−</math:mo>
                  <math:mn>12</math:mn>
                </math:mrow>
              </math:msup>
            </math:mrow>
            <math:mi>g</math:mi>
          </math:mrow>
        </math:mrow>
      </math:mstyle>
    </math:mrow>
    <math:annotation math:encoding="StarMath 5.0">m_{{}^234 Pa}=N_{{}^234 Th} cdot M_{{}^234 Th}over {6,02 cdot 10^23} ={1,76 cdot 10^10 cdot 234} over {6,02 cdot 10^23}= bold {6,84 cdot 10^{-12}g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m</math:mi>
            <math:mrow>
              <math:msup>
                <math:mrow/>
                <math:mn>238</math:mn>
              </math:msup>
              <math:mi math:fontstyle="italic">Pa</math:mi>
            </math:mrow>
          </math:msub>
          <math:mo math:stretchy="false">=</math:mo>
          <math:mfrac>
            <math:mrow>
              <math:msub>
                <math:mi>N</math:mi>
                <math:mrow>
                  <math:msup>
                    <math:mrow/>
                    <math:mn>234</math:mn>
                  </math:msup>
                  <math:mi math:fontstyle="italic">Pa</math:mi>
                </math:mrow>
              </math:msub>
              <math:mo math:stretchy="false">⋅</math:mo>
              <math:msub>
                <math:mi>M</math:mi>
                <math:mrow>
                  <math:msup>
                    <math:mrow/>
                    <math:mn>234</math:mn>
                  </math:msup>
                  <math:mi math:fontstyle="italic">PA</math:mi>
                </math:mrow>
              </math:msub>
            </math:mrow>
            <math:mrow>
              <math:mn>6,02</math:mn>
              <math:mo math:stretchy="false">⋅</math:mo>
              <math:msup>
                <math:mn>10</math:mn>
                <math:mn>23</math:mn>
              </math:msup>
            </math:mrow>
          </math:mfrac>
        </math:mrow>
        <math:mo math:stretchy="false">=</math:mo>
        <math:mfrac>
          <math:mrow>
            <math:mrow>
              <math:mn>6,05</math:mn>
              <math:mo math:stretchy="false">⋅</math:mo>
              <math:msup>
                <math:mn>10</math:mn>
                <math:mn>5</math:mn>
              </math:msup>
            </math:mrow>
            <math:mo math:stretchy="false">⋅</math:mo>
            <math:mn>234</math:mn>
          </math:mrow>
          <math:mrow>
            <math:mn>6,02</math:mn>
            <math:mo math:stretchy="false">⋅</math:mo>
            <math:msup>
              <math:mn>10</math:mn>
              <math:mn>23</math:mn>
            </math:msup>
          </math:mrow>
        </math:mfrac>
      </math:mrow>
      <math:mo math:stretchy="false">=</math:mo>
      <math:mstyle math:fontweight="bold">
        <math:mrow>
          <math:mrow>
            <math:mrow>
              <math:mn>2,35</math:mn>
              <math:mo math:stretchy="false">⋅</math:mo>
              <math:msup>
                <math:mn>10</math:mn>
                <math:mrow>
                  <math:mo math:stretchy="false">−</math:mo>
                  <math:mn>16</math:mn>
                </math:mrow>
              </math:msup>
            </math:mrow>
            <math:mi>g</math:mi>
          </math:mrow>
        </math:mrow>
      </math:mstyle>
    </math:mrow>
    <math:annotation math:encoding="StarMath 5.0">m_{{}^238 Pa}=N_{{}^234 Pa} cdot M_{{}^234 PA}over {6,02 cdot 10^23} ={6,05 cdot 10^5 cdot 234} over {6,02 cdot 10^23}= bold {2,35 cdot 10^{-16}g}</math:annotation>
  </math:semantics>
</math:math>
</file>

<file path=Object 3/content.xml><?xml version="1.0" encoding="utf-8"?>
<math xmlns="http://www.w3.org/1998/Math/MathML">
  <semantics>
    <mrow>
      <mi>E</mi>
      <mrow/>
      <mrow/>
      <mrow/>
      <mrow/>
      <mrow>
        <mrow/>
        <mo stretchy="false">=</mo>
        <mfrac>
          <msub>
            <mi>m</mi>
            <mn>1</mn>
          </msub>
          <msub>
            <mi>m</mi>
            <mn>0</mn>
          </msub>
        </mfrac>
      </mrow>
    </mrow>
    <annotation encoding="StarMath 5.0">E {}{}{}{}{}= m_1 over m_0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/>
      <math:mrow/>
      <math:mrow/>
      <math:mrow/>
      <math:mrow>
        <math:mrow/>
        <math:mo math:stretchy="false">=</math:mo>
        <math:mfrac>
          <math:mrow>
            <math:mi>D</math:mi>
            <math:mrow>
              <math:mrow/>
              <math:mo math:stretchy="false">⋅</math:mo>
              <math:mn>100</math:mn>
            </math:mrow>
          </math:mrow>
          <math:mrow>
            <math:mi>D</math:mi>
            <math:mo math:stretchy="false">+</math:mo>
            <math:mrow>
              <math:msub>
                <math:mi>V</math:mi>
                <math:mn>1</math:mn>
              </math:msub>
              <math:mo math:stretchy="false">/</math:mo>
              <math:msub>
                <math:mi>V</math:mi>
                <math:mn>2</math:mn>
              </math:msub>
            </math:mrow>
          </math:mrow>
        </math:mfrac>
      </math:mrow>
    </math:mrow>
    <math:annotation math:encoding="StarMath 5.0">E {}{}{}{}{} = {D {} cdot 100} over {D + V_1 / V_2}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4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8" style:family="table-cell" style:parent-style-name="Default" style:data-style-name="N2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9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T1" style:family="text">
      <style:text-properties style:text-position="-33% 58%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/>
          <table:table-cell table:style-name="ce5" office:value-type="string">
            <text:p>area</text:p>
          </table:table-cell>
          <table:table-cell table:style-name="ce5" office:value-type="string">
            <text:p>u(area) [%]</text:p>
          </table:table-cell>
          <table:table-cell table:style-name="ce5" office:value-type="string">
            <text:p>integral</text:p>
          </table:table-cell>
        </table:table-row>
        <table:table-row table:style-name="ro2">
          <table:table-cell/>
          <table:table-cell table:style-name="ce2" office:value-type="string">
            <text:p>O<text:span text:style-name="T1">1</text:span></text:p>
          </table:table-cell>
          <table:table-cell office:value-type="float" office:value="10540">
            <text:p>10540</text:p>
          </table:table-cell>
          <table:table-cell office:value-type="float" office:value="1.39">
            <text:p>1,39</text:p>
          </table:table-cell>
          <table:table-cell office:value-type="float" office:value="16980">
            <text:p>16980</text:p>
          </table:table-cell>
        </table:table-row>
        <table:table-row table:style-name="ro2">
          <table:table-cell/>
          <table:table-cell office:value-type="string">
            <text:p>W<text:span text:style-name="T1">1</text:span></text:p>
          </table:table-cell>
          <table:table-cell office:value-type="float" office:value="310">
            <text:p>310</text:p>
          </table:table-cell>
          <table:table-cell office:value-type="float" office:value="10.7">
            <text:p>10,70</text:p>
          </table:table-cell>
          <table:table-cell office:value-type="float" office:value="770">
            <text:p>770</text:p>
          </table:table-cell>
        </table:table-row>
        <table:table-row table:style-name="ro2">
          <table:table-cell/>
          <table:table-cell office:value-type="string">
            <text:p>O<text:span text:style-name="T1">2</text:span></text:p>
          </table:table-cell>
          <table:table-cell office:value-type="float" office:value="109">
            <text:p>109</text:p>
          </table:table-cell>
          <table:table-cell office:value-type="float" office:value="19.1">
            <text:p>19,10</text:p>
          </table:table-cell>
          <table:table-cell office:value-type="float" office:value="299">
            <text:p>299</text:p>
          </table:table-cell>
        </table:table-row>
        <table:table-row table:style-name="ro2">
          <table:table-cell/>
          <table:table-cell table:style-name="ce4" office:value-type="string">
            <text:p>W<text:span text:style-name="T1">2</text:span></text:p>
          </table:table-cell>
          <table:table-cell table:style-name="ce7" office:value-type="float" office:value="7167">
            <text:p>7167</text:p>
          </table:table-cell>
          <table:table-cell table:style-name="ce9" office:value-type="float" office:value="1.65">
            <text:p>1,65</text:p>
          </table:table-cell>
          <table:table-cell table:style-name="ce7" office:value-type="float" office:value="11160">
            <text:p>1116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3.04.2015</text:date>, <text:time>15:19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b>
              <math:mi>D</math:mi>
              <math:mn>1</math:mn>
            </math:msub>
            <math:mo math:stretchy="false">=</math:mo>
            <math:mfrac>
              <math:msub>
                <math:mi>C</math:mi>
                <math:mn>1</math:mn>
              </math:msub>
              <math:msub>
                <math:mi>C</math:mi>
                <math:mn>2</math:mn>
              </math:msub>
            </math:mfrac>
          </math:mrow>
          <math:mo math:stretchy="false">=</math:mo>
          <math:mfrac>
            <math:msub>
              <math:mi>A</math:mi>
              <math:mi math:fontstyle="italic">O1</math:mi>
            </math:msub>
            <math:msub>
              <math:mi>A</math:mi>
              <math:mi math:fontstyle="italic">W1</math:mi>
            </math:msub>
          </math:mfrac>
        </math:mrow>
        <math:mo math:stretchy="false">=</math:mo>
        <math:mfrac>
          <math:mn>16980</math:mn>
          <math:mn>770</math:mn>
        </math:mfrac>
      </math:mrow>
      <math:mo math:stretchy="false">=</math:mo>
      <math:mstyle math:fontweight="bold">
        <math:mrow>
          <math:mn>22,05</math:mn>
        </math:mrow>
      </math:mstyle>
    </math:mrow>
    <math:annotation math:encoding="StarMath 5.0">D_1= C_1 over C_2 = A_{O1} over A_{W1}= {16980} over {770} = bold {22,05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b>
              <math:mi>D</math:mi>
              <math:mn>2</math:mn>
            </math:msub>
            <math:mo math:stretchy="false">=</math:mo>
            <math:mfrac>
              <math:msub>
                <math:mi>C</math:mi>
                <math:mn>1</math:mn>
              </math:msub>
              <math:msub>
                <math:mi>C</math:mi>
                <math:mn>2</math:mn>
              </math:msub>
            </math:mfrac>
          </math:mrow>
          <math:mo math:stretchy="false">=</math:mo>
          <math:mfrac>
            <math:msub>
              <math:mi>A</math:mi>
              <math:mi math:fontstyle="italic">O2</math:mi>
            </math:msub>
            <math:msub>
              <math:mi>A</math:mi>
              <math:mi math:fontstyle="italic">W2</math:mi>
            </math:msub>
          </math:mfrac>
        </math:mrow>
        <math:mo math:stretchy="false">=</math:mo>
        <math:mfrac>
          <math:mn>299</math:mn>
          <math:mn>11160</math:mn>
        </math:mfrac>
      </math:mrow>
      <math:mo math:stretchy="false">=</math:mo>
      <math:mstyle math:fontweight="bold">
        <math:mrow>
          <math:mn>0,03</math:mn>
        </math:mrow>
      </math:mstyle>
    </math:mrow>
    <math:annotation math:encoding="StarMath 5.0">D_2= C_1 over C_2= A_{O2} over A_{W2}= {299} over {11160} = bold {0,03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text>%</math:mtext>
          <math:mo math:stretchy="false">=</math:mo>
          <math:mfrac>
            <math:mrow>
              <math:msub>
                <math:mi>D</math:mi>
                <math:mn>1</math:mn>
              </math:msub>
              <math:mrow>
                <math:mrow/>
                <math:mo math:stretchy="false">⋅</math:mo>
                <math:mn>100</math:mn>
              </math:mrow>
            </math:mrow>
            <math:mrow>
              <math:msub>
                <math:mi>D</math:mi>
                <math:mn>1</math:mn>
              </math:msub>
              <math:mo math:stretchy="false">+</math:mo>
              <math:mfrac>
                <math:msub>
                  <math:mi>V</math:mi>
                  <math:mn>1</math:mn>
                </math:msub>
                <math:msub>
                  <math:mi>V</math:mi>
                  <math:mn>2</math:mn>
                </math:msub>
              </math:mfrac>
            </math:mrow>
          </math:mfrac>
        </math:mrow>
        <math:mo math:stretchy="false">=</math:mo>
        <math:mfrac>
          <math:mrow>
            <math:mn>22,05</math:mn>
            <math:mo math:stretchy="false">⋅</math:mo>
            <math:mn>100</math:mn>
          </math:mrow>
          <math:mrow>
            <math:mn>22,05</math:mn>
            <math:mo math:stretchy="false">+</math:mo>
            <math:mfrac>
              <math:mrow>
                <math:mn>14,7</math:mn>
                <math:msup>
                  <math:mi math:fontstyle="italic">cm</math:mi>
                  <math:mn>3</math:mn>
                </math:msup>
              </math:mrow>
              <math:mrow>
                <math:mn>10</math:mn>
                <math:msup>
                  <math:mi math:fontstyle="italic">cm</math:mi>
                  <math:mn>3</math:mn>
                </math:msup>
              </math:mrow>
            </math:mfrac>
          </math:mrow>
        </math:mfrac>
      </math:mrow>
      <math:mrow>
        <math:mrow/>
        <math:mo math:stretchy="false">=</math:mo>
        <math:mrow/>
      </math:mrow>
      <math:mstyle math:fontweight="bold">
        <math:mrow>
          <math:mrow>
            <math:mn>93,75</math:mn>
            <math:mtext>%</math:mtext>
          </math:mrow>
        </math:mrow>
      </math:mstyle>
    </math:mrow>
    <math:annotation math:encoding="StarMath 5.0">E "%" = {D_1 {} cdot 100} over {D_1 + V_1 over V_2}= {22,05 cdot 100} over {22,05 + {{14,7 cm^3} over {10 cm^3}}}{} ={} bold{93,75"%"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u</math:mi>
            <math:mrow>
              <math:mrow>
                <math:mrow>
                  <math:mo math:stretchy="false">(</math:mo>
                  <math:msub>
                    <math:mi>D</math:mi>
                    <math:mn>1</math:mn>
                  </math:msub>
                  <math:mo math:stretchy="false">)</math:mo>
                </math:mrow>
                <math:mo math:stretchy="false">=</math:mo>
                <math:msqrt>
                  <math:mrow>
                    <math:msup>
                      <math:mfenced math:open="[" math:close="]">
                        <math:mrow>
                          <math:mrow>
                            <math:mfrac>
                              <math:mrow>
                                <math:mo math:stretchy="false">δ</math:mo>
                                <math:msub>
                                  <math:mi>D</math:mi>
                                  <math:mn>1</math:mn>
                                </math:msub>
                              </math:mrow>
                              <math:mrow>
                                <math:mo math:stretchy="false">δ</math:mo>
                                <math:msub>
                                  <math:mi>A</math:mi>
                                  <math:mi math:fontstyle="italic">O1</math:mi>
                                </math:msub>
                              </math:mrow>
                            </math:mfrac>
                            <math:mo math:stretchy="false">⋅</math:mo>
                            <math:mi>u</math:mi>
                          </math:mrow>
                          <math:mfenced math:open="" math:close="">
                            <math:msub>
                              <math:mi>A</math:mi>
                              <math:mn>01</math:mn>
                            </math:msub>
                          </math:mfenced>
                        </math:mrow>
                      </math:mfenced>
                      <math:mn>2</math:mn>
                    </math:msup>
                    <math:mo math:stretchy="false">+</math:mo>
                    <math:msup>
                      <math:mfenced math:open="[" math:close="]">
                        <math:mrow>
                          <math:mrow>
                            <math:mfrac>
                              <math:mrow>
                                <math:mo math:stretchy="false">δ</math:mo>
                                <math:msub>
                                  <math:mi>D</math:mi>
                                  <math:mn>1</math:mn>
                                </math:msub>
                              </math:mrow>
                              <math:mrow>
                                <math:mo math:stretchy="false">δ</math:mo>
                                <math:msub>
                                  <math:mi>A</math:mi>
                                  <math:mi math:fontstyle="italic">W1</math:mi>
                                </math:msub>
                              </math:mrow>
                            </math:mfrac>
                            <math:mo math:stretchy="false">⋅</math:mo>
                            <math:mi>u</math:mi>
                          </math:mrow>
                          <math:mfenced math:open="" math:close="">
                            <math:msub>
                              <math:mi>A</math:mi>
                              <math:mi math:fontstyle="italic">W1</math:mi>
                            </math:msub>
                          </math:mfenced>
                        </math:mrow>
                      </math:mfenced>
                      <math:mn>2</math:mn>
                    </math:msup>
                  </math:mrow>
                </math:msqrt>
              </math:mrow>
              <math:mo math:stretchy="false">=</math:mo>
              <math:msqrt>
                <math:mrow>
                  <math:msup>
                    <math:mfenced math:open="[" math:close="]">
                      <math:mrow>
                        <math:mfrac>
                          <math:mn>1</math:mn>
                          <math:msub>
                            <math:mi>A</math:mi>
                            <math:mi math:fontstyle="italic">W1</math:mi>
                          </math:msub>
                        </math:mfrac>
                        <math:mo math:stretchy="false">⋅</math:mo>
                        <math:msqrt>
                          <math:msub>
                            <math:mi>A</math:mi>
                            <math:mn>01</math:mn>
                          </math:msub>
                        </math:msqrt>
                      </math:mrow>
                    </math:mfenced>
                    <math:mn>2</math:mn>
                  </math:msup>
                  <math:mo math:stretchy="false">+</math:mo>
                  <math:msup>
                    <math:mfenced math:open="[" math:close="]">
                      <math:mrow>
                        <math:mfrac>
                          <math:mrow>
                            <math:mo math:stretchy="false">−</math:mo>
                            <math:msub>
                              <math:mi>A</math:mi>
                              <math:mi math:fontstyle="italic">O1</math:mi>
                            </math:msub>
                          </math:mrow>
                          <math:msubsup>
                            <math:mi>A</math:mi>
                            <math:mi math:fontstyle="italic">W1</math:mi>
                            <math:mn>2</math:mn>
                          </math:msubsup>
                        </math:mfrac>
                        <math:mo math:stretchy="false">⋅</math:mo>
                        <math:msqrt>
                          <math:msub>
                            <math:mi>A</math:mi>
                            <math:mi math:fontstyle="italic">W1</math:mi>
                          </math:msub>
                        </math:msqrt>
                      </math:mrow>
                    </math:mfenced>
                    <math:mn>2</math:mn>
                  </math:msup>
                </math:mrow>
              </math:msqrt>
            </math:mrow>
          </math:mrow>
        </math:mrow>
      </math:mtr>
      <math:mtr>
        <math:mrow>
          <math:mrow>
            <math:mrow/>
            <math:mrow/>
            <math:mrow/>
            <math:mrow>
              <math:msqrt>
                <math:mrow>
                  <math:msup>
                    <math:mfenced math:open="[" math:close="]">
                      <math:mrow>
                        <math:mfrac>
                          <math:mn>1</math:mn>
                          <math:mn>770</math:mn>
                        </math:mfrac>
                        <math:mo math:stretchy="false">⋅</math:mo>
                        <math:msqrt>
                          <math:mn>16980</math:mn>
                        </math:msqrt>
                      </math:mrow>
                    </math:mfenced>
                    <math:mn>2</math:mn>
                  </math:msup>
                  <math:mo math:stretchy="false">+</math:mo>
                  <math:msup>
                    <math:mfenced math:open="[" math:close="]">
                      <math:mrow>
                        <math:mfrac>
                          <math:mrow>
                            <math:mo math:stretchy="false">−</math:mo>
                            <math:mn>16980</math:mn>
                          </math:mrow>
                          <math:msup>
                            <math:mn>770</math:mn>
                            <math:mn>2</math:mn>
                          </math:msup>
                        </math:mfrac>
                        <math:mo math:stretchy="false">⋅</math:mo>
                        <math:msqrt>
                          <math:mn>770</math:mn>
                        </math:msqrt>
                      </math:mrow>
                    </math:mfenced>
                    <math:mn>2</math:mn>
                  </math:msup>
                </math:mrow>
              </math:msqrt>
              <math:mo math:stretchy="false">=</math:mo>
              <math:mn>0,81</math:mn>
            </math:mrow>
          </math:mrow>
        </math:mrow>
      </math:mtr>
    </math:mtable>
    <math:annotation math:encoding="StarMath 5.0">alignl  u(D_1) = sqrt { left [ {%delta D_1} over { %delta A_O1} cdot u left (A_01 right ) right ] ^2 + left [ {%delta D_1} over { %delta A_W1} cdot u left (A_W1 right ) right ] ^2} 

=

 sqrt { left [ 1 over A_W1 cdot sqrt {A_01} right ]^2 + left [ -A_O1 over {A_W1 ^ 2} cdot sqrt {A_W1} right ]^2 }

newline

alignl  {}{}{}sqrt { left [ 1 over 770 cdot sqrt {16980} right ]^2 + left [ -16980 over {770 ^ 2} cdot sqrt {770} right ]^2 }

=

0,81
</math:annotation>
  </math:semantics>
</math:math>
</file>